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  <style:text-properties fo:color="#212529" style:font-name="Segoe UI" style:font-name-asian="Segoe UI" style:font-name-complex="Segoe UI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7F7F7F" style:font-name="Segoe UI" style:font-name-asian="Segoe UI" style:font-name-complex="Segoe UI" style:font-family-generic="swiss"/>
    </style:style>
    <style:style style:name="ce6" style:family="table-cell" style:parent-style-name="Default" style:data-style-name="N0">
      <style:table-cell-properties style:vertical-align="automatic"/>
      <style:text-properties style:font-name="Segoe UI" style:font-name-asian="Segoe UI" style:font-name-complex="Segoe UI" style:font-family-generic="swiss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212529" style:font-name="Segoe UI" style:font-name-asian="Segoe UI" style:font-name-complex="Segoe UI" style:font-family-generic="swiss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Segoe UI" style:font-name-asian="Segoe UI" style:font-name-complex="Segoe UI" style:font-family-generic="swiss"/>
    </style:style>
    <style:style style:name="ce9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1.30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0.858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ocal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2C35+558, Булевар Партизански Одреди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270" table:style-name="ce2">
            <text:p>270</text:p>
          </table:table-cell>
          <table:table-cell office:value-type="string" table:style-name="ce2">
            <text:p>https://www.instore.hr/image/cache/extra-large/files/images/tinex-prodavnica-sm24-2png.png?crop=true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Djch4iLCqvdVyAJD6</text:p>
          </table:table-cell>
          <table:table-cell office:value-type="string" table:style-name="ce2">
            <text:p>TINEX</text:p>
          </table:table-cell>
          <table:table-cell office:value-type="string" table:style-name="ce2">
            <text:p>MARKET</text:p>
          </table:table-cell>
          <table:table-cell office:value-type="string" table:style-name="ce2">
            <text:p>пон-саб 08:00 - 22:00 <text:s text:c="4"/>нед <text:s/>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Никола Тесла 9a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260" table:style-name="ce2">
            <text:p>260</text:p>
          </table:table-cell>
          <table:table-cell office:value-type="string" table:style-name="ce2">
            <text:p>https://media-cdn.tripadvisor.com/media/photo-s/1b/19/2e/15/downtown-location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UvKhK5q47b57Wmmh6</text:p>
          </table:table-cell>
          <table:table-cell office:value-type="string" table:style-name="ce2">
            <text:p>Џој</text:p>
          </table:table-cell>
          <table:table-cell office:value-type="string" table:style-name="ce2">
            <text:p>BAKERY</text:p>
          </table:table-cell>
          <table:table-cell office:value-type="string" table:style-name="ce2">
            <text:p>пон-пет 08:00 - 18:00 <text:s text:c="4"/>саб, нед <text:s/>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Руѓер Бошковиќ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78" table:style-name="ce2">
            <text:p>78</text:p>
          </table:table-cell>
          <table:table-cell office:value-type="string" table:style-name="ce2">
            <text:p>https://www.cookingclassy.com/wp-content/uploads/2023/08/hamburgers-20-500x500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m56FbVKqgpAF5ZUB6</text:p>
          </table:table-cell>
          <table:table-cell office:value-type="string" table:style-name="ce2">
            <text:p>Ива</text:p>
          </table:table-cell>
          <table:table-cell office:value-type="string" table:style-name="ce2">
            <text:p>FAST_FOOD_RESTAURANT</text:p>
          </table:table-cell>
          <table:table-cell office:value-type="string" table:style-name="ce2">
            <text:p>пон-пет 08:00 - 18:00 <text:s text:c="4"/>саб, нед <text:s/>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C35+W7R Факултет за Електротехника и Информациони технологии, Ruger Boskovic 18, Руѓер Бошковиќ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https://img.restaurantguru.com/ra74-Fresh-Kantina-food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hs23hnkFmXTGTh5d9</text:p>
          </table:table-cell>
          <table:table-cell office:value-type="string" table:style-name="ce2">
            <text:p>Фреш кантина</text:p>
          </table:table-cell>
          <table:table-cell office:value-type="string" table:style-name="ce2">
            <text:p>RESTAURANT</text:p>
          </table:table-cell>
          <table:table-cell office:value-type="string" table:style-name="ce2">
            <text:p>пон-пет 08:00 – 19:00 <text:s text:c="4"/>саб, нед <text:s/>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C35+W7R Факултет за Електротехника и Информациони технологии, Руѓер Бошковиќ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https://img.restaurantguru.com/re65-Bife-MFS-interior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hs23hnkFmXTGTh5d9</text:p>
          </table:table-cell>
          <table:table-cell office:value-type="string" table:style-name="ce2">
            <text:p>Бифе МФС</text:p>
          </table:table-cell>
          <table:table-cell office:value-type="string" table:style-name="ce2">
            <text:p>RESTAURANT</text:p>
          </table:table-cell>
          <table:table-cell office:value-type="string" table:style-name="ce2">
            <text:p>пон-пет 08:00 – 19:00 <text:s text:c="4"/>саб, нед <text:s/>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C35+WX4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https://img.restaurantguru.com/rfe1-Bife-MFS-burger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St5py3M4rhb3GwaP8</text:p>
          </table:table-cell>
          <table:table-cell office:value-type="string" table:style-name="ce2">
            <text:p>Бифе ТМФ</text:p>
          </table:table-cell>
          <table:table-cell office:value-type="string" table:style-name="ce2">
            <text:p>RESTAURANT</text:p>
          </table:table-cell>
          <table:table-cell office:value-type="string" table:style-name="ce2">
            <text:p>пон-пет 08:00 – 17:00 <text:s text:c="4"/>саб, нед <text:s/>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l, Орце Николов 206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https://korpa.ba/restaurant_uploads/pgfxoldcE9IKLSTBEDLki6LpfHJUM9Ld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pqrPkpXpN4fV8ojx7</text:p>
          </table:table-cell>
          <table:table-cell office:value-type="string" table:style-name="ce2">
            <text:p>Тетекс 5</text:p>
          </table:table-cell>
          <table:table-cell office:value-type="string" table:style-name="ce2">
            <text:p>FAST_FOOD_RESTAURANT</text:p>
          </table:table-cell>
          <table:table-cell office:value-type="string" table:style-name="ce2">
            <text:p>пон-саб 09:00 – 00:00 <text:s text:c="3"/>нед <text:s/>13:00 – 00: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Никола Тесла 11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270" table:style-name="ce2">
            <text:p>270</text:p>
          </table:table-cell>
          <table:table-cell office:value-type="string" table:style-name="ce2">
            <text:p>https://www.restorani.com.mk/storage/images/restaurants/galleries/1522239733796758816_gallery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47G1Js48HEmVJ18E6</text:p>
          </table:table-cell>
          <table:table-cell office:value-type="string" table:style-name="ce2">
            <text:p>Лира</text:p>
          </table:table-cell>
          <table:table-cell office:value-type="string" table:style-name="ce2">
            <text:p>RESTAURANT</text:p>
          </table:table-cell>
          <table:table-cell office:value-type="string" table:style-name="ce2">
            <text:p>пон-чет 09:00 – 00:00 <text:s text:c="4"/>пет,саб 09:00 – 01:00 <text:s/>нед 09:00 – 21: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Булевар Илинден 94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https://media-cdn.tripadvisor.com/media/photo-s/11/e6/ee/5e/getlstd-property-photo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uZpaJYYyH4fWaaGy7</text:p>
          </table:table-cell>
          <table:table-cell office:value-type="string" table:style-name="ce2">
            <text:p>Рустикана 2.0</text:p>
          </table:table-cell>
          <table:table-cell office:value-type="string" table:style-name="ce2">
            <text:p>RESTAURANT</text:p>
          </table:table-cell>
          <table:table-cell office:value-type="string" table:style-name="ce2">
            <text:p>пон-чет 11:00 – 23:30 <text:s text:c="4"/>пет,саб 11:00 – 01:00 <text:s/>нед 11:50 – 20: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Орце Николов 166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350" table:style-name="ce2">
            <text:p>350</text:p>
          </table:table-cell>
          <table:table-cell office:value-type="string" table:style-name="ce2">
            <text:p>https://encrypted-tbn0.gstatic.com/images?q=tbn:ANd9GcS35lMuC3aRvGslUtnaTkViEGeuX1objtBbNA&amp;s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sPG5VsTvc4EyZzM97</text:p>
          </table:table-cell>
          <table:table-cell office:value-type="string" table:style-name="ce2">
            <text:p>Ботаника</text:p>
          </table:table-cell>
          <table:table-cell office:value-type="string" table:style-name="ce2">
            <text:p>RESTAURANT</text:p>
          </table:table-cell>
          <table:table-cell office:value-type="string" table:style-name="ce2">
            <text:p>пон-чет 12:00 – 00:00 <text:s text:c="4"/>пет,саб 12:00 – 01:00 <text:s/>нед 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C55+RWP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https://img.restaurantguru.com/r11c-Balkanika-Rustikana-dishes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rMhkbdoCYXq9X3W99</text:p>
          </table:table-cell>
          <table:table-cell office:value-type="string" table:style-name="ce2">
            <text:p>Балканика Рустикана</text:p>
          </table:table-cell>
          <table:table-cell office:value-type="string" table:style-name="ce2">
            <text:p>RESTAURANT</text:p>
          </table:table-cell>
          <table:table-cell office:value-type="string" table:style-name="ce2">
            <text:p>пон-чет 08:00 – 00:00 <text:s text:c="4"/>пет-нед 08:00 – 01: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ulevar Partizanski Odredi br. 82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900" table:style-name="ce2">
            <text:p>900</text:p>
          </table:table-cell>
          <table:table-cell office:value-type="string" table:style-name="ce2">
            <text:p>https://www.allrecipes.com/thmb/0xH8n2D4cC97t7mcC7eT2SDZ0aE=/1500x0/filters:no_upscale():max_bytes(150000):strip_icc()/6776_Pizza-Dough_ddmfs_2x1_1725-fdaa76496da045b3bdaadcec6d4c5398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2z8R5egEDB1yutvc9</text:p>
          </table:table-cell>
          <table:table-cell office:value-type="string" table:style-name="ce2">
            <text:p>Вегера Селф Сервице</text:p>
          </table:table-cell>
          <table:table-cell office:value-type="string" table:style-name="ce2">
            <text:p>RESTAURANT</text:p>
          </table:table-cell>
          <table:table-cell office:value-type="string" table:style-name="ce2">
            <text:p>пон-нед 00:00 – 23: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Јавно Претпријатие ”Паркови и зеленило”, Булевар Илинден 1000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https://emagazin.mk/wp-content/uploads/2020/02/78910255_117219376426285_3005846511511666688_o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ST7Kr4SgUAkBjEbG9</text:p>
          </table:table-cell>
          <table:table-cell office:value-type="string" table:style-name="ce2">
            <text:p>Трибека</text:p>
          </table:table-cell>
          <table:table-cell office:value-type="string" table:style-name="ce2">
            <text:p>RESTAURANT</text:p>
          </table:table-cell>
          <table:table-cell office:value-type="string" table:style-name="ce2">
            <text:p>пон-нед 08:00 – 00: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Булевар Илинден 93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https://antoris-images.antoris.mk/s_183_3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R18JqyjgzHAbfFYKA</text:p>
          </table:table-cell>
          <table:table-cell office:value-type="string" table:style-name="ce2">
            <text:p>Марѓер</text:p>
          </table:table-cell>
          <table:table-cell office:value-type="string" table:style-name="ce2">
            <text:p>RESTAURANT</text:p>
          </table:table-cell>
          <table:table-cell office:value-type="string" table:style-name="ce2">
            <text:p>пон-саб <text:s/>10:00 – 00:00 <text:s/>нед 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Орце Николов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https://media-cdn.tripadvisor.com/media/photo-s/26/56/40/f5/ansprechendes-ausseres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oofUAA1SiE2mCFPg7</text:p>
          </table:table-cell>
          <table:table-cell office:value-type="string" table:style-name="ce2">
            <text:p>Скадарлија</text:p>
          </table:table-cell>
          <table:table-cell office:value-type="string" table:style-name="ce2">
            <text:p>RESTAURANT</text:p>
          </table:table-cell>
          <table:table-cell office:value-type="string" table:style-name="ce2">
            <text:p>пон-чет <text:s/>09:00 – 00:00 <text:s text:c="4"/>пет,саб 09:00 – 01:00 <text:s/>нед 12:00 – 20: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Франклин Рузвелт 63a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600" table:style-name="ce2">
            <text:p>600</text:p>
          </table:table-cell>
          <table:table-cell office:value-type="string" table:style-name="ce2">
            <text:p>https://media-cdn.tripadvisor.com/media/photo-p/16/f0/65/b1/logo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9AAwKKQrAmogHY217</text:p>
          </table:table-cell>
          <table:table-cell office:value-type="string" table:style-name="ce2">
            <text:p>Галерија</text:p>
          </table:table-cell>
          <table:table-cell office:value-type="string" table:style-name="ce2">
            <text:p>COFFEE_BAR</text:p>
          </table:table-cell>
          <table:table-cell office:value-type="string" table:style-name="ce2">
            <text:p>пон-пет 07:30 – 00:00 <text:s text:c="4"/>саб, нед <text:s/>08:00 – 01: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Никола Тесла 9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190" table:style-name="ce2">
            <text:p>190</text:p>
          </table:table-cell>
          <table:table-cell office:value-type="string" table:style-name="ce2">
            <text:p>https://img.restaurantguru.com/rdd9-view-Cafe-and-bar-Marvel-2021-08-23095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m4f97dAyhjsZVGeF8</text:p>
          </table:table-cell>
          <table:table-cell office:value-type="string" table:style-name="ce2">
            <text:p>Марвел</text:p>
          </table:table-cell>
          <table:table-cell office:value-type="string" table:style-name="ce2">
            <text:p>COFFEE_BAR</text:p>
          </table:table-cell>
          <table:table-cell office:value-type="string" table:style-name="ce2">
            <text:p>пон-нед 08:00 – 00: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K, Булевар 8-ми Септември 7/6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850" table:style-name="ce2">
            <text:p>850</text:p>
          </table:table-cell>
          <table:table-cell office:value-type="string" table:style-name="ce2">
            <text:p>https://encrypted-tbn0.gstatic.com/images?q=tbn:ANd9GcRaI4igoSvF9UGBh6H7pbpoWhLnSDlf4qhYap8HYyLc4mppYYpmXv_aJnyUqfNhMwnNc_g&amp;usqp=CA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jiSsqUfgRSAL2oVR7</text:p>
          </table:table-cell>
          <table:table-cell office:value-type="string" table:style-name="ce2">
            <text:p>Three Monkeys</text:p>
          </table:table-cell>
          <table:table-cell office:value-type="string" table:style-name="ce2">
            <text:p>COFFEE_BAR</text:p>
          </table:table-cell>
          <table:table-cell office:value-type="string" table:style-name="ce2">
            <text:p>пон-саб <text:s/>09:00 – 00:00 <text:s/>нед 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Nikola Tesla 9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190" table:style-name="ce2">
            <text:p>190</text:p>
          </table:table-cell>
          <table:table-cell office:value-type="string" table:style-name="ce2">
            <text:p>https://media-cdn.tripadvisor.com/media/photo-s/1b/19/2e/1e/indoor-seating-on-nikola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h4Bksqq7JGgAtsWL6</text:p>
          </table:table-cell>
          <table:table-cell office:value-type="string" table:style-name="ce2">
            <text:p>Тесла</text:p>
          </table:table-cell>
          <table:table-cell office:value-type="string" table:style-name="ce2">
            <text:p>COFFEE_BAR</text:p>
          </table:table-cell>
          <table:table-cell office:value-type="string" table:style-name="ce2">
            <text:p>пон-чет 08:00 – 23:30 <text:s text:c="4"/>пет 08:00 – 01:00 саб 09:00 – 01:00 <text:s/>нед 09:00 – 17: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Франклин Рузвелт 37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850" table:style-name="ce2">
            <text:p>850</text:p>
          </table:table-cell>
          <table:table-cell office:value-type="string" table:style-name="ce2">
            <text:p>https://emanikolova.com/wp-content/uploads/2013/06/Concept-37-03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TtnZkTySyGwm29Et7</text:p>
          </table:table-cell>
          <table:table-cell office:value-type="string" table:style-name="ce2">
            <text:p>Кафе Концепт 37</text:p>
          </table:table-cell>
          <table:table-cell office:value-type="string" table:style-name="ce2">
            <text:p>COFFEE_BAR</text:p>
          </table:table-cell>
          <table:table-cell office:value-type="string" table:style-name="ce2">
            <text:p>пон-чет <text:s/>09:00 – 00:00 <text:s text:c="4"/>пет,саб 09:00 – 01:00 <text:s/>нед 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Орце Николов 204, Скопје 1000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270" table:style-name="ce2">
            <text:p>270</text:p>
          </table:table-cell>
          <table:table-cell office:value-type="string" table:style-name="ce2">
            <text:p>https://encrypted-tbn0.gstatic.com/images?q=tbn:ANd9GcRNcvgL85r7k0kcAp5lhZ4T0-FejG5Uj9_tlKeeXS1odVWrPN6NKyYPBENLQ0Gq0k5CnjU&amp;usqp=CA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FvDTDQ9JMgAJRvJg6</text:p>
          </table:table-cell>
          <table:table-cell office:value-type="string" table:style-name="ce2">
            <text:p>La Noi</text:p>
          </table:table-cell>
          <table:table-cell office:value-type="string" table:style-name="ce2">
            <text:p>MARKET</text:p>
          </table:table-cell>
          <table:table-cell office:value-type="string" table:style-name="ce2">
            <text:p>пон-саб 07:30 – 21:00 <text:s text:c="4"/>нед <text:s/>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K, Булевар Партизански Одреди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900" table:style-name="ce2">
            <text:p>900</text:p>
          </table:table-cell>
          <table:table-cell office:value-type="string" table:style-name="ce2">
            <text:p>https://lh5.googleusercontent.com/p/AF1QipPYqQHMFlr5AHAfEdcK74k98LMCSJojBRsOxY5F=w480-h300-k-n-rw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zaVJ1wtRpeQwst916</text:p>
          </table:table-cell>
          <table:table-cell office:value-type="string" table:style-name="ce2">
            <text:p>Броз Кафе</text:p>
          </table:table-cell>
          <table:table-cell office:value-type="string" table:style-name="ce2">
            <text:p>COFFEE_BAR</text:p>
          </table:table-cell>
          <table:table-cell office:value-type="string" table:style-name="ce2">
            <text:p>пон-чет <text:s/>08:00 – 00:00 <text:s text:c="4"/>пет,саб 08:00 – 01:00 <text:s/>нед 09:00 – 00: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Булевар 8-ми Септември 7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900" table:style-name="ce2">
            <text:p>900</text:p>
          </table:table-cell>
          <table:table-cell office:value-type="string" table:style-name="ce2">
            <text:p>https://telma.com.mk/wp-content/uploads/2022/04/market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8GU1mfK7xkyidESM8</text:p>
          </table:table-cell>
          <table:table-cell office:value-type="string" table:style-name="ce2">
            <text:p>Маркет Ин</text:p>
          </table:table-cell>
          <table:table-cell office:value-type="string" table:style-name="ce2">
            <text:p>MARKET</text:p>
          </table:table-cell>
          <table:table-cell office:value-type="string" table:style-name="ce2">
            <text:p>пон-саб <text:s/>07:30 – 22:00 <text:s/>нед 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C34+457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550" table:style-name="ce2">
            <text:p>550</text:p>
          </table:table-cell>
          <table:table-cell office:value-type="string" table:style-name="ce2">
            <text:p>https://instore.mk/uploads/records/12602/tn1_20220622_112502_Stokomak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bzyTHsnQpAq8nA9m6</text:p>
          </table:table-cell>
          <table:table-cell office:value-type="string" table:style-name="ce2">
            <text:p>Стокомак</text:p>
          </table:table-cell>
          <table:table-cell office:value-type="string" table:style-name="ce2">
            <text:p>MARKET</text:p>
          </table:table-cell>
          <table:table-cell office:value-type="string" table:style-name="ce2">
            <text:p>пон-саб <text:s/>07:30 – 21:30 <text:s/>нед 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Франклин Рузвелт 63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600" table:style-name="ce2">
            <text:p>600</text:p>
          </table:table-cell>
          <table:table-cell office:value-type="string" table:style-name="ce2">
            <text:p>https://bitolanews.mk/wp-content/uploads/2021/09/grad-28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g12JCfzMG39aDTe58</text:p>
          </table:table-cell>
          <table:table-cell office:value-type="string" table:style-name="ce2">
            <text:p>Ангро маркет</text:p>
          </table:table-cell>
          <table:table-cell office:value-type="string" table:style-name="ce2">
            <text:p>MARKET</text:p>
          </table:table-cell>
          <table:table-cell office:value-type="string" table:style-name="ce2">
            <text:p>пон-нед 08:00 – 22: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Karposh 1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https://s.vrabotuvanje.com.mk/data/images/preview/article/4c/928c04c4-resize-820x0x100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zUeZX4N3ZZhYBAVg9</text:p>
          </table:table-cell>
          <table:table-cell office:value-type="string" table:style-name="ce2">
            <text:p>Маркет „Зур“</text:p>
          </table:table-cell>
          <table:table-cell office:value-type="string" table:style-name="ce2">
            <text:p>MARKET</text:p>
          </table:table-cell>
          <table:table-cell office:value-type="string" table:style-name="ce2">
            <text:p>пон-пет 07:30 – 22:00 <text:s text:c="4"/>саб 07:30 – 21:00 <text:s/>нед 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Булевар Партизански Одреди no. 59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850" table:style-name="ce2">
            <text:p>850</text:p>
          </table:table-cell>
          <table:table-cell office:value-type="string" table:style-name="ce2">
            <text:p>https://reptilmarketi.mk/wp-content/uploads/2016/03/logo-slider.pn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ayspaZrVyuxXf1j97</text:p>
          </table:table-cell>
          <table:table-cell office:value-type="string" table:style-name="ce2">
            <text:p>Рептил Маркети</text:p>
          </table:table-cell>
          <table:table-cell office:value-type="string" table:style-name="ce2">
            <text:p>MARKET</text:p>
          </table:table-cell>
          <table:table-cell office:value-type="string" table:style-name="ce2">
            <text:p>пон-саб 07:00 – 21:00 <text:s text:c="4"/>нед <text:s/>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lagoj Davkov 2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850" table:style-name="ce2">
            <text:p>850</text:p>
          </table:table-cell>
          <table:table-cell office:value-type="string" table:style-name="ce2">
            <text:p>https://encrypted-tbn0.gstatic.com/images?q=tbn:ANd9GcT_5vYco4mV7iP3NAgJbFsbugD6iN_l_sx2mO39etXD7pItkbsxDjunNktbVb4_pPT2qs4&amp;usqp=CAU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sop9WJSsPYD1EPiW8</text:p>
          </table:table-cell>
          <table:table-cell office:value-type="string" table:style-name="ce2">
            <text:p>Маркет „Кам“</text:p>
          </table:table-cell>
          <table:table-cell office:value-type="string" table:style-name="ce2">
            <text:p>MARKET</text:p>
          </table:table-cell>
          <table:table-cell office:value-type="string" table:style-name="ce2">
            <text:p>пон-саб 08:00 – 21:00 <text:s text:c="4"/>нед <text:s/>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Никола Тесла 9/1-2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https://media.licdn.com/dms/image/D4D22AQFaqgiyNi0UgQ/feedshare-shrink_800/0/1691137765278?e=2147483647&amp;v=beta&amp;t=X1h51GjQLB6DkJG8-f5yshwlFt55xO5XND1gAIY-h_A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KCwovLsfFEpTo5nu5</text:p>
          </table:table-cell>
          <table:table-cell office:value-type="string" table:style-name="ce2">
            <text:p>Amaro Store<text:s text:c="2"/></text:p>
          </table:table-cell>
          <table:table-cell office:value-type="string" table:style-name="ce2">
            <text:p>MARKET</text:p>
          </table:table-cell>
          <table:table-cell office:value-type="string" table:style-name="ce2">
            <text:p>пон-саб 08:00 – 00:00 <text:s text:c="4"/>нед <text:s/>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Веселин Маслеша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350" table:style-name="ce2">
            <text:p>350</text:p>
          </table:table-cell>
          <table:table-cell office:value-type="string" table:style-name="ce2">
            <text:p>https://media.pazar3.mk/Image/237eea29-0d31-479d-8176-14d93581cf6b/20240307/false/false/1280/960/p%D0%B5%D1%80%D1%81%D0%BEn%D0%B0%D0%BB-%D0%B7%D0%B0-p%D1%80%D0%BE%D0%B4%D0%B0%D0%B6%D0%B1%D0%B0-p%D1%80%D0%BE%D0%B4%D0%B0%D0%B2%D0%B0%D1%87.jpeg?noLogo=true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vtiyoCfqqAhVpb4X9</text:p>
          </table:table-cell>
          <table:table-cell office:value-type="string" table:style-name="ce2">
            <text:p>Пезого</text:p>
          </table:table-cell>
          <table:table-cell office:value-type="string" table:style-name="ce2">
            <text:p>BAKERY</text:p>
          </table:table-cell>
          <table:table-cell office:value-type="string" table:style-name="ce2">
            <text:p>пон-пет 06:30 – 14:30 <text:s text:c="4"/>саб 06:30 – 12:00 <text:s/>нед 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Шекспирова 15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https://www.gs1katalog.mk/slikiProvideri//5319990172006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mQwczVooHUkneoBv5</text:p>
          </table:table-cell>
          <table:table-cell office:value-type="string" table:style-name="ce2">
            <text:p>Дием ГП</text:p>
          </table:table-cell>
          <table:table-cell office:value-type="string" table:style-name="ce2">
            <text:p>MARKET</text:p>
          </table:table-cell>
          <table:table-cell office:value-type="string" table:style-name="ce2">
            <text:p>пон-пет 07:00 – 18:00 <text:s text:c="4"/>саб 08:00 – 15:00 <text:s/>нед 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C26+5WQ, Булевар Партизански Одреди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800" table:style-name="ce2">
            <text:p>800</text:p>
          </table:table-cell>
          <table:table-cell office:value-type="string" table:style-name="ce2">
            <text:p>https://1050864291.rsc.cdn77.org/sites/zk/docs/image_1583844891_39.jpg?t=true&amp;w=350&amp;h=35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Hsg5XUhtG9FwSQVQ8</text:p>
          </table:table-cell>
          <table:table-cell office:value-type="string" table:style-name="ce2">
            <text:p>Мал Одмор</text:p>
          </table:table-cell>
          <table:table-cell office:value-type="string" table:style-name="ce2">
            <text:p>BAKERY</text:p>
          </table:table-cell>
          <table:table-cell office:value-type="string" table:style-name="ce2">
            <text:p>пон-саб 06:00 – 21:30 <text:s text:c="4"/>нед <text:s/>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Мајаковски 3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850" table:style-name="ce2">
            <text:p>850</text:p>
          </table:table-cell>
          <table:table-cell office:value-type="string" table:style-name="ce2">
            <text:p>https://encrypted-tbn0.gstatic.com/images?q=tbn:ANd9GcTm2opzaE9OYfKXxN2ZkEJxGg5j4sWXl_zcIg&amp;s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Z5YzowHjxsQdzKAY8</text:p>
          </table:table-cell>
          <table:table-cell office:value-type="string" table:style-name="ce2">
            <text:p>Силбо</text:p>
          </table:table-cell>
          <table:table-cell office:value-type="string" table:style-name="ce2">
            <text:p>BAKERY</text:p>
          </table:table-cell>
          <table:table-cell office:value-type="string" table:style-name="ce2">
            <text:p>пон-саб 00:00 – 23:59 <text:s text:c="4"/>нед <text:s/>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800" table:style-name="ce2">
            <text:p>800</text:p>
          </table:table-cell>
          <table:table-cell office:value-type="string" table:style-name="ce2">
            <text:p>https://10619-2.s.cdn12.com/cb03-Restaurant-Mekici-Kalinka-Mekisi-Kalinka-exterior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KC7zAje6UEWA1LVVA</text:p>
          </table:table-cell>
          <table:table-cell office:value-type="string" table:style-name="ce2">
            <text:p>Мекици Калинка</text:p>
          </table:table-cell>
          <table:table-cell office:value-type="string" table:style-name="ce2">
            <text:p>BAKERY</text:p>
          </table:table-cell>
          <table:table-cell office:value-type="string" table:style-name="ce2">
            <text:p>пон-саб 06:00 – 15:00 <text:s text:c="4"/>нед <text:s/>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oosevelt 63A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600" table:style-name="ce2">
            <text:p>600</text:p>
          </table:table-cell>
          <table:table-cell office:value-type="string" table:style-name="ce2">
            <text:p>https://tb-static.uber.com/prod/image-proc/processed_images/31622204e7e8db44ba6c8dc02290b77c/50446f64f31cbefe66558fc47f50a9d6.jpe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GFpDdhmtksXBxV6m6</text:p>
          </table:table-cell>
          <table:table-cell office:value-type="string" table:style-name="ce2">
            <text:p>Burger Factory</text:p>
          </table:table-cell>
          <table:table-cell office:value-type="string" table:style-name="ce2">
            <text:p>FAST_FOOD_RESTAURANT</text:p>
          </table:table-cell>
          <table:table-cell office:value-type="string" table:style-name="ce2">
            <text:p>пон-пет 09:00 – 00:00 <text:s text:c="4"/>саб, нед <text:s/>12:00 – 00: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Орце Николов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https://korpa.ba/restaurant_uploads/F0cwJVxq8NFW77HMay6ckUki6ww6fCOc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sZPdzx84vX7sMDoJ8</text:p>
          </table:table-cell>
          <table:table-cell office:value-type="string" table:style-name="ce2">
            <text:p><text:s/>„Ројал“ - 2</text:p>
          </table:table-cell>
          <table:table-cell office:value-type="string" table:style-name="ce2">
            <text:p>FAST_FOOD_RESTAURANT</text:p>
          </table:table-cell>
          <table:table-cell office:value-type="string" table:style-name="ce2">
            <text:p>пон-чет <text:s/>10:00 – 00:00 <text:s text:c="4"/>пет,саб 10:00 – 01:00 <text:s/>нед 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Булевар Илинден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https://korpa.ba/restaurant_uploads/I0FXQoSvUHCmAsv8kxXKivexNzR23okC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N8EPaxUMSuQqkEXM9</text:p>
          </table:table-cell>
          <table:table-cell office:value-type="string" table:style-name="ce2">
            <text:p>Junk food</text:p>
          </table:table-cell>
          <table:table-cell office:value-type="string" table:style-name="ce2">
            <text:p>FAST_FOOD_RESTAURANT</text:p>
          </table:table-cell>
          <table:table-cell office:value-type="string" table:style-name="ce2">
            <text:p>пон-пет 09:00 – 22:00 <text:s text:c="4"/>саб, нед <text:s/>11:00 – 23: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Булевар Партизански Одреди 40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800" table:style-name="ce2">
            <text:p>800</text:p>
          </table:table-cell>
          <table:table-cell office:value-type="string" table:style-name="ce2">
            <text:p>https://visitskopje.mk/wp-content/uploads/2018/12/finess-house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9K4tVq9VeN5GX1ko8</text:p>
          </table:table-cell>
          <table:table-cell office:value-type="string" table:style-name="ce2">
            <text:p>FITNESS HOUSE</text:p>
          </table:table-cell>
          <table:table-cell office:value-type="string" table:style-name="ce2">
            <text:p>RESTAURANT</text:p>
          </table:table-cell>
          <table:table-cell office:value-type="string" table:style-name="ce2">
            <text:p>пон-чет 10:00 – 23:50 <text:s text:c="4"/>пет 10:00 – 00:50 <text:s text:c="2"/>саб 13:00 – 01:00 <text:s/>нед 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Булевар Партизански Одреди 46A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https://www.kliknijadi.mk/Images/Products/1537_300621121156108_1900x600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5RDkDvVVdWEe3mRu8</text:p>
          </table:table-cell>
          <table:table-cell office:value-type="string" table:style-name="ce2">
            <text:p>Мексиканска храна „Taco's Jam“</text:p>
          </table:table-cell>
          <table:table-cell office:value-type="string" table:style-name="ce2">
            <text:p>RESTAURANT</text:p>
          </table:table-cell>
          <table:table-cell office:value-type="string" table:style-name="ce2">
            <text:p>пон-чет 10:00 – 23:50 <text:s text:c="4"/>пет 10:00 – 00:50 <text:s text:c="2"/>саб 13:00 – 01:00 <text:s/>нед Затворено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Булевар Партизански Одреди 43, Скопје 1000</text:p>
          </table:table-cell>
          <table:table-cell office:value-type="float" office:value="0" table:style-name="ce2">
            <text:p>0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https://kariera.mk/uploads/companies/NtklTqWFKUaPnx4EqwGvjQ-large.jpg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ttps://maps.app.goo.gl/rnA7A79ug1uWjbFi8</text:p>
          </table:table-cell>
          <table:table-cell office:value-type="string" table:style-name="ce2">
            <text:p>Донер „Пласет“ (Универзална Сала)</text:p>
          </table:table-cell>
          <table:table-cell office:value-type="string" table:style-name="ce2">
            <text:p>FAST_FOOD_RESTAURANT</text:p>
          </table:table-cell>
          <table:table-cell office:value-type="string" table:style-name="ce2">
            <text:p>нед-пет 10:00 – 00:00 <text:s text:c="4"/>саб 10:00 – 03:00<text:s text:c="2"/></text:p>
          </table:table-cell>
          <table:table-cell table:number-columns-repeated="16375"/>
        </table:table-row>
        <table:table-row table:number-rows-repeated="1048536" table:style-name="ro1">
          <table:table-cell table:number-columns-repeated="16384"/>
        </table:table-row>
      </table:table>
      <table:table table:name="Products" table:style-name="ta2">
        <table:table-column table:style-name="co4" table:number-columns-repeated="16384" table:default-cell-style-name="ce1"/>
        <table:table-row table:style-name="ro1">
          <table:table-cell table:style-name="ce3"/>
          <table:table-cell office:value-type="string" table:style-name="ce3">
            <text:p>Crispy chicken</text:p>
          </table:table-cell>
          <table:table-cell office:value-type="string" table:style-name="ce3">
            <text:p>16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eese chicken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acon chicken</text:p>
          </table:table-cell>
          <table:table-cell office:value-type="string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picy chicken</text:p>
          </table:table-cell>
          <table:table-cell office:value-type="string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Royal chicken</text:p>
          </table:table-cell>
          <table:table-cell office:value-type="string" table:style-name="ce3">
            <text:p>21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burger</text:p>
          </table:table-cell>
          <table:table-cell office:value-type="string" table:style-name="ce3">
            <text:p>17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ејкон чикен + мал помфрит</text:p>
          </table:table-cell>
          <table:table-cell office:value-type="string" table:style-name="ce3">
            <text:p>24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Чизи чикен <text:s/>+ мал помфрит</text:p>
          </table:table-cell>
          <table:table-cell office:value-type="string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Чикен бургер <text:s/>+ мал помфрит</text:p>
          </table:table-cell>
          <table:table-cell office:value-type="string" table:style-name="ce3">
            <text:p>22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риспи чикен <text:s/>+ мал помфрит</text:p>
          </table:table-cell>
          <table:table-cell office:value-type="string" table:style-name="ce3">
            <text:p>21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ојал чикен + мал помфрит</text:p>
          </table:table-cell>
          <table:table-cell office:value-type="string" table:style-name="ce3">
            <text:p>26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пајси чикен + помфрит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Royal wrap</text:p>
          </table:table-cell>
          <table:table-cell office:value-type="string" table:style-name="ce3">
            <text:p>17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Nugget wrap</text:p>
          </table:table-cell>
          <table:table-cell office:value-type="string" table:style-name="ce3">
            <text:p>139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Нагет Врап + мал помфрит</text:p>
          </table:table-cell>
          <table:table-cell office:value-type="string" table:style-name="ce3">
            <text:p>189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ојал Врап + мал помфрит</text:p>
          </table:table-cell>
          <table:table-cell office:value-type="string" table:style-name="ce3">
            <text:p>22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Hamburger</text:p>
          </table:table-cell>
          <table:table-cell office:value-type="string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eeseburger</text:p>
          </table:table-cell>
          <table:table-cell office:value-type="string" table:style-name="ce3">
            <text:p>17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aconbuger</text:p>
          </table:table-cell>
          <table:table-cell office:value-type="string" table:style-name="ce3">
            <text:p>18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Doubleburger</text:p>
          </table:table-cell>
          <table:table-cell office:value-type="string" table:style-name="ce3">
            <text:p>22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Royalburger</text:p>
          </table:table-cell>
          <table:table-cell office:value-type="string" table:style-name="ce3">
            <text:p>21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ege Burger</text:p>
          </table:table-cell>
          <table:table-cell office:value-type="string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ејконбургер + мал помфрит</text:p>
          </table:table-cell>
          <table:table-cell office:value-type="string" table:style-name="ce3">
            <text:p>23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Вегебургер + мал помфрит</text:p>
          </table:table-cell>
          <table:table-cell office:value-type="string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аблбургер + мал помфрит</text:p>
          </table:table-cell>
          <table:table-cell office:value-type="string" table:style-name="ce3">
            <text:p>27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ојалбургер + мал помфрит</text:p>
          </table:table-cell>
          <table:table-cell office:value-type="string" table:style-name="ce3">
            <text:p>25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Хамбургер + мал помфрит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Чизбургер + мал помфрит</text:p>
          </table:table-cell>
          <table:table-cell office:value-type="string" table:style-name="ce3">
            <text:p>22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ish &amp; chips + мал помфрит</text:p>
          </table:table-cell>
          <table:table-cell office:value-type="string" table:style-name="ce3">
            <text:p>20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15 pc. Nuggets</text:p>
          </table:table-cell>
          <table:table-cell office:value-type="string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6 pc. Nuggets</text:p>
          </table:table-cell>
          <table:table-cell office:value-type="string" table:style-name="ce3">
            <text:p>16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9 pc. Nuggets</text:p>
          </table:table-cell>
          <table:table-cell office:value-type="string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ombo 1</text:p>
          </table:table-cell>
          <table:table-cell office:value-type="string" table:style-name="ce3">
            <text:p>12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ombo 2</text:p>
          </table:table-cell>
          <table:table-cell office:value-type="string" table:style-name="ce3">
            <text:p>16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ombo 3</text:p>
          </table:table-cell>
          <table:table-cell office:value-type="string" table:style-name="ce3">
            <text:p>13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ombo 4</text:p>
          </table:table-cell>
          <table:table-cell office:value-type="string" table:style-name="ce3">
            <text:p>14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ago hot dog</text:p>
          </table:table-cell>
          <table:table-cell office:value-type="string" table:style-name="ce3">
            <text:p>13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Double hot dog</text:p>
          </table:table-cell>
          <table:table-cell office:value-type="string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ish &amp; chips</text:p>
          </table:table-cell>
          <table:table-cell office:value-type="string" table:style-name="ce3">
            <text:p>20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alamari burger</text:p>
          </table:table-cell>
          <table:table-cell office:value-type="string" table:style-name="ce3">
            <text:p>18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urger menu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menu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aesar salad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salad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oral salad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јачана цезар салата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ари сос</text:p>
          </table:table-cell>
          <table:table-cell office:value-type="string" table:style-name="ce3">
            <text:p>2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озев сос</text:p>
          </table:table-cell>
          <table:table-cell office:value-type="string" table:style-name="ce3">
            <text:p>2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ечап</text:p>
          </table:table-cell>
          <table:table-cell office:value-type="string" table:style-name="ce3">
            <text:p>2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анч сос</text:p>
          </table:table-cell>
          <table:table-cell office:value-type="string" table:style-name="ce3">
            <text:p>25</text:p>
          </table:table-cell>
          <table:table-cell office:value-type="string" table:style-name="ce3">
            <text:p>FOOD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алента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Јуфки со сирење</text:p>
          </table:table-cell>
          <table:table-cell office:value-type="string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млет по избор</text:p>
          </table:table-cell>
          <table:table-cell office:value-type="string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машна пита со сирење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ржени лепчиња<text:s text:c="54"/>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роја</text:p>
          </table:table-cell>
          <table:table-cell office:value-type="string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упа од зеленчук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акедонска салата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елска салата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елска салата со сирење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вчарска салата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Егејска салата</text:p>
          </table:table-cell>
          <table:table-cell office:value-type="string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омбинирана салата</text:p>
          </table:table-cell>
          <table:table-cell office:value-type="string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опска салата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имоза салата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укола салата</text:p>
          </table:table-cell>
          <table:table-cell office:value-type="string" table:style-name="ce3">
            <text:p>27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алата 'А <text:s/>Ла Шеф'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аратор</text:p>
          </table:table-cell>
          <table:table-cell office:value-type="string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омпир салата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вчавина салата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акедонска салата со сирење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исела зелка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уна салата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рускети</text:p>
          </table:table-cell>
          <table:table-cell office:value-type="string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иено сирење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равјо сирење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вчо сирење</text:p>
          </table:table-cell>
          <table:table-cell office:value-type="string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ашкавал овчи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еликатесно сирење <text:s/>- Blue Danish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аслинки</text:p>
          </table:table-cell>
          <table:table-cell office:value-type="string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ршута - свинска</text:p>
          </table:table-cell>
          <table:table-cell office:value-type="string" table:style-name="ce3">
            <text:p>4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аска ' А ла Лира'</text:p>
          </table:table-cell>
          <table:table-cell office:value-type="string" table:style-name="ce3">
            <text:p>41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ршута - говедска</text:p>
          </table:table-cell>
          <table:table-cell office:value-type="string" table:style-name="ce3">
            <text:p>4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ирење на скара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ампињони на скара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уковка на скара</text:p>
          </table:table-cell>
          <table:table-cell office:value-type="string" table:style-name="ce3">
            <text:p>34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Вргањ на скара</text:p>
          </table:table-cell>
          <table:table-cell office:value-type="string" table:style-name="ce3">
            <text:p>52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уковка 'А Ла Лира'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Вргањ 'А Ла Лира'</text:p>
          </table:table-cell>
          <table:table-cell office:value-type="string" table:style-name="ce3">
            <text:p>60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лнета пиперка со сирење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хована пиперка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рција сармички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хован кашкавал</text:p>
          </table:table-cell>
          <table:table-cell office:value-type="string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рошка</text:p>
          </table:table-cell>
          <table:table-cell office:value-type="string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етна манџа</text:p>
          </table:table-cell>
          <table:table-cell office:value-type="string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ховани тиквици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иено сирење на скара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авче гравче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ечка шницла свинска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ечка шницла телешка</text:p>
          </table:table-cell>
          <table:table-cell office:value-type="string" table:style-name="ce3">
            <text:p>4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Натур шницла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во бел сос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и медаљони во сос од печурки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ифтек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оте 'Строганоф'</text:p>
          </table:table-cell>
          <table:table-cell office:value-type="string" table:style-name="ce3">
            <text:p>14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ифтек 'Холштајн'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епер бифтек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Филе мињон</text:p>
          </table:table-cell>
          <table:table-cell office:value-type="string" table:style-name="ce3">
            <text:p>14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елешки медаљони</text:p>
          </table:table-cell>
          <table:table-cell office:value-type="string" table:style-name="ce3">
            <text:p>56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едаљони од свинско филе</text:p>
          </table:table-cell>
          <table:table-cell office:value-type="string" table:style-name="ce3">
            <text:p>58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атобријан за 2 особи</text:p>
          </table:table-cell>
          <table:table-cell office:value-type="string" table:style-name="ce3">
            <text:p>322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Јунешка плескавица</text:p>
          </table:table-cell>
          <table:table-cell office:value-type="string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арска плескавица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Џигер телешки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лнета свинска вешалица</text:p>
          </table:table-cell>
          <table:table-cell office:value-type="string" table:style-name="ce3">
            <text:p>34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олбас домашен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аженче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Вешалица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Завијок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ременадла</text:p>
          </table:table-cell>
          <table:table-cell office:value-type="string" table:style-name="ce3">
            <text:p>27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имени свински ребра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винско филе</text:p>
          </table:table-cell>
          <table:table-cell office:value-type="string" table:style-name="ce3">
            <text:p>57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лнета пилешка вешалица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бело</text:p>
          </table:table-cell>
          <table:table-cell office:value-type="string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раженче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поховано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и прсти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и завијок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ешано месо на жар</text:p>
          </table:table-cell>
          <table:table-cell office:value-type="string" table:style-name="ce3">
            <text:p>80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акедонска тава</text:p>
          </table:table-cell>
          <table:table-cell office:value-type="string" table:style-name="ce3">
            <text:p>52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есо - 'А Ла Лира'</text:p>
          </table:table-cell>
          <table:table-cell office:value-type="string" table:style-name="ce3">
            <text:p>60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елска прженица</text:p>
          </table:table-cell>
          <table:table-cell office:value-type="string" table:style-name="ce3">
            <text:p>60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мук - 'А Ла Лира'</text:p>
          </table:table-cell>
          <table:table-cell office:value-type="string" table:style-name="ce3">
            <text:p>71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ашлик на жар</text:p>
          </table:table-cell>
          <table:table-cell office:value-type="string" table:style-name="ce3">
            <text:p>57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Јагнешко во крем сос со вргањ</text:p>
          </table:table-cell>
          <table:table-cell office:value-type="string" table:style-name="ce3">
            <text:p>98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елешко во крем сос со вргањ</text:p>
          </table:table-cell>
          <table:table-cell office:value-type="string" table:style-name="ce3">
            <text:p>83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елско месо</text:p>
          </table:table-cell>
          <table:table-cell office:value-type="string" table:style-name="ce3">
            <text:p>53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винска коленица - свежа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вински ребра во фурна</text:p>
          </table:table-cell>
          <table:table-cell office:value-type="string" table:style-name="ce3">
            <text:p>173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амстек во коњак и рузмарин</text:p>
          </table:table-cell>
          <table:table-cell office:value-type="string" table:style-name="ce3">
            <text:p>87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Јагнешко</text:p>
          </table:table-cell>
          <table:table-cell office:value-type="string" table:style-name="ce3">
            <text:p>230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Јагнешко обескостено</text:p>
          </table:table-cell>
          <table:table-cell office:value-type="string" table:style-name="ce3">
            <text:p>29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расечко</text:p>
          </table:table-cell>
          <table:table-cell office:value-type="string" table:style-name="ce3">
            <text:p>173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расечко обескостено</text:p>
          </table:table-cell>
          <table:table-cell office:value-type="string" table:style-name="ce3">
            <text:p>230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ижото со печурки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Вегетаријански шашлик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Вегетаријанска даска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Зеленчук на скара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ижото со зеленчук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лнет модар домат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авровска пастрмка</text:p>
          </table:table-cell>
          <table:table-cell office:value-type="string" table:style-name="ce3">
            <text:p>127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рада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ранцин</text:p>
          </table:table-cell>
          <table:table-cell office:value-type="string" table:style-name="ce3">
            <text:p>173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игњи на скара</text:p>
          </table:table-cell>
          <table:table-cell office:value-type="string" table:style-name="ce3">
            <text:p>61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ховани лигњи</text:p>
          </table:table-cell>
          <table:table-cell office:value-type="string" table:style-name="ce3">
            <text:p>58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игњи 'А Ла Лира'</text:p>
          </table:table-cell>
          <table:table-cell office:value-type="string" table:style-name="ce3">
            <text:p>72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екарски компир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мфрит</text:p>
          </table:table-cell>
          <table:table-cell office:value-type="string" table:style-name="ce3">
            <text:p>11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мфрит со сирење</text:p>
          </table:table-cell>
          <table:table-cell office:value-type="string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естован компир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Варен зеленчук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риз</text:p>
          </table:table-cell>
          <table:table-cell office:value-type="string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ешани апетисани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ечено аболко</text:p>
          </table:table-cell>
          <table:table-cell office:value-type="string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ечена тиква</text:p>
          </table:table-cell>
          <table:table-cell office:value-type="string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аклава - домашна</text:p>
          </table:table-cell>
          <table:table-cell office:value-type="string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Жито со шлаг</text:p>
          </table:table-cell>
          <table:table-cell office:value-type="string" table:style-name="ce3">
            <text:p>13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вошна салата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алачинка по избор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уп 'А Ла Лира'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ајадера</text:p>
          </table:table-cell>
          <table:table-cell office:value-type="string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вчо сирење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вчи кашкавал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аратор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лнети краставици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ирење во модар патлиџан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иквици во лук и павлака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Гамби во павлака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иено сирење на скара</text:p>
          </table:table-cell>
          <table:table-cell office:value-type="string" table:style-name="ce3">
            <text:p>24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ирење со пршута на скара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ампињони</text:p>
          </table:table-cell>
          <table:table-cell office:value-type="string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омпир со топен кашкавал и пршута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ховани зденки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ховани тиквици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хован кромид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оцарела стапчиња со пршута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ulled pork помфрит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едитерански помфрит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he Umami Fries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опска салата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акедонска Салата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Витаминска салата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Јужномакедонска салата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B King's Lucille салата</text:p>
          </table:table-cell>
          <table:table-cell office:value-type="string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lapton's Layla салата</text:p>
          </table:table-cell>
          <table:table-cell office:value-type="string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my's Valerie салата</text:p>
          </table:table-cell>
          <table:table-cell office:value-type="string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om`s Delilah салата</text:p>
          </table:table-cell>
          <table:table-cell office:value-type="string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Magic mushroom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resh and creamy</text:p>
          </table:table-cell>
          <table:table-cell office:value-type="string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he volcano</text:p>
          </table:table-cell>
          <table:table-cell office:value-type="string" table:style-name="ce3">
            <text:p>39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he angry bird</text:p>
          </table:table-cell>
          <table:table-cell office:value-type="string" table:style-name="ce3">
            <text:p>40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Menage-a-trois</text:p>
          </table:table-cell>
          <table:table-cell office:value-type="string" table:style-name="ce3">
            <text:p>4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he Night King</text:p>
          </table:table-cell>
          <table:table-cell office:value-type="string" table:style-name="ce3">
            <text:p>40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ажен Цепелин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he Hero</text:p>
          </table:table-cell>
          <table:table-cell office:value-type="string" table:style-name="ce3">
            <text:p>40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устикана Класикер</text:p>
          </table:table-cell>
          <table:table-cell office:value-type="string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New Yorker Burger</text:p>
          </table:table-cell>
          <table:table-cell office:value-type="string" table:style-name="ce3">
            <text:p>4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ulled Pork</text:p>
          </table:table-cell>
          <table:table-cell office:value-type="string" table:style-name="ce3">
            <text:p>39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he Double Smash</text:p>
          </table:table-cell>
          <table:table-cell office:value-type="string" table:style-name="ce3">
            <text:p>4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he Oklahoma Smash</text:p>
          </table:table-cell>
          <table:table-cell office:value-type="string" table:style-name="ce3">
            <text:p>4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рускети со домат, лук и босилек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рускети со пршута и кајмак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ржени тортиљи со сланина и чедар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ржени тортиљи со пилешко, гауда и печурки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eggie all star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ажен цепелин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Веге тортиљи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Ќебап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10-ка на <text:s/>кајмак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Rockstar ќебапи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арска плескавица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ohemian Rhapsody плескавица</text:p>
          </table:table-cell>
          <table:table-cell office:value-type="string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епче</text:p>
          </table:table-cell>
          <table:table-cell office:value-type="string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Нафора</text:p>
          </table:table-cell>
          <table:table-cell office:value-type="string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перка</text:p>
          </table:table-cell>
          <table:table-cell office:value-type="string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ајмак</text:p>
          </table:table-cell>
          <table:table-cell office:value-type="string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he Baconator</text:p>
          </table:table-cell>
          <table:table-cell office:value-type="string" table:style-name="ce3">
            <text:p>48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he Umami Bomb</text:p>
          </table:table-cell>
          <table:table-cell office:value-type="string" table:style-name="ce3">
            <text:p>48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машен колбас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ебро на скара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ork stix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Royale with cheese даска</text:p>
          </table:table-cell>
          <table:table-cell office:value-type="string" table:style-name="ce3">
            <text:p>99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мфрит ( House blend )</text:p>
          </table:table-cell>
          <table:table-cell office:value-type="string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во сенф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 BOMB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 stix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 POPS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И КОПАНЧИЊА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епиња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ајонез</text:p>
          </table:table-cell>
          <table:table-cell office:value-type="string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The Double Smash плескавица(Важи само за The Double Smash)</text:p>
          </table:table-cell>
          <table:table-cell office:value-type="string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100% чиста јунешка плескавица(САМО ЗА БУРГЕРИ)(Не важи за NewYorker, Double Smash и Stiffler's Mom))</text:p>
          </table:table-cell>
          <table:table-cell office:value-type="string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за menage a trois 100% јунешка плескавица</text:p>
          </table:table-cell>
          <table:table-cell office:value-type="string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ајмак</text:p>
          </table:table-cell>
          <table:table-cell office:value-type="string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епче</text:p>
          </table:table-cell>
          <table:table-cell office:value-type="string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Нафора</text:p>
          </table:table-cell>
          <table:table-cell office:value-type="string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перка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ибја чорба(лосос)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елешка чорба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Зеленчукова чорба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акедонска салата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ешана свежа</text:p>
          </table:table-cell>
          <table:table-cell office:value-type="string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Грчка салата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опска</text:p>
          </table:table-cell>
          <table:table-cell office:value-type="string" table:style-name="ce3">
            <text:p>24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укола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апрезе</text:p>
          </table:table-cell>
          <table:table-cell office:value-type="string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Цезар</text:p>
          </table:table-cell>
          <table:table-cell office:value-type="string" table:style-name="ce3">
            <text:p>39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Витаминска салата - Микс</text:p>
          </table:table-cell>
          <table:table-cell office:value-type="string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нџур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Зазики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уна салата</text:p>
          </table:table-cell>
          <table:table-cell office:value-type="string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мати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раставица</text:p>
          </table:table-cell>
          <table:table-cell office:value-type="string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арула</text:p>
          </table:table-cell>
          <table:table-cell office:value-type="string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Зелка</text:p>
          </table:table-cell>
          <table:table-cell office:value-type="string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имоза салата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устикана</text:p>
          </table:table-cell>
          <table:table-cell office:value-type="string" table:style-name="ce3">
            <text:p>44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Адвокатска</text:p>
          </table:table-cell>
          <table:table-cell office:value-type="string" table:style-name="ce3">
            <text:p>44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аратур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Ајвар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уршија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Ѕаѕики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ирење овчо 100гр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ораб кашкавал овчи 100гр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перка во павлака парче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ршута 100 гр (свинска. говедска)</text:p>
          </table:table-cell>
          <table:table-cell office:value-type="string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улен - Бачка Топола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оцарела 100гр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оцарела со пршута</text:p>
          </table:table-cell>
          <table:table-cell office:value-type="string" table:style-name="ce3">
            <text:p>55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армезан 100гр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хован кашкавал 100 гр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лнета пиперка со урда</text:p>
          </table:table-cell>
          <table:table-cell office:value-type="string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усака модар патлиџан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Ќофтиња тиквици пржени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ечурки на жар(шампињони)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ирење во фурна 100 гр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иено сирење на скара 100 гр</text:p>
          </table:table-cell>
          <table:table-cell office:value-type="string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рошка 150 гр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винска кременадла со ребро 1кг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винско ребро 300 гр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ланина димена 250 гр</text:p>
          </table:table-cell>
          <table:table-cell office:value-type="string" table:style-name="ce3">
            <text:p>39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обасица парче 170 гр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Уштипци 300 гр</text:p>
          </table:table-cell>
          <table:table-cell office:value-type="string" table:style-name="ce3">
            <text:p>39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Увијач 300 гр</text:p>
          </table:table-cell>
          <table:table-cell office:value-type="string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и стек 250 гр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абја Балканика 350 гр</text:p>
          </table:table-cell>
          <table:table-cell office:value-type="string" table:style-name="ce3">
            <text:p>88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елешка кременадла</text:p>
          </table:table-cell>
          <table:table-cell office:value-type="string" table:style-name="ce3">
            <text:p>215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елешки <text:s/>бифтек на жар <text:s/>250 гр</text:p>
          </table:table-cell>
          <table:table-cell office:value-type="string" table:style-name="ce3">
            <text:p>176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елешки бифтек- Таљата - 300 гр</text:p>
          </table:table-cell>
          <table:table-cell office:value-type="string" table:style-name="ce3">
            <text:p>187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вински бифтек на жар - Велингтон 350 гр</text:p>
          </table:table-cell>
          <table:table-cell office:value-type="string" table:style-name="ce3">
            <text:p>72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лескавица - 300 гр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арска плескавица - Рустикана 300 гр</text:p>
          </table:table-cell>
          <table:table-cell office:value-type="string" table:style-name="ce3">
            <text:p>40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ебап парче</text:p>
          </table:table-cell>
          <table:table-cell office:value-type="string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авче гравче</text:p>
          </table:table-cell>
          <table:table-cell office:value-type="string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елешко во зеленчук (порција) 300гр</text:p>
          </table:table-cell>
          <table:table-cell office:value-type="string" table:style-name="ce3">
            <text:p>77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во зеленчук (порција) 300гр</text:p>
          </table:table-cell>
          <table:table-cell office:value-type="string" table:style-name="ce3">
            <text:p>44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ижото во зеленчук (порција) 300гр</text:p>
          </table:table-cell>
          <table:table-cell office:value-type="string" table:style-name="ce3">
            <text:p>39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рижото <text:s/>(порција) 300гр</text:p>
          </table:table-cell>
          <table:table-cell office:value-type="string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во салти бока сос (порција) 300 гр</text:p>
          </table:table-cell>
          <table:table-cell office:value-type="string" table:style-name="ce3">
            <text:p>44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анирано пилешко филе 300гр</text:p>
          </table:table-cell>
          <table:table-cell office:value-type="string" table:style-name="ce3">
            <text:p>50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ечка шницла 300гр</text:p>
          </table:table-cell>
          <table:table-cell office:value-type="string" table:style-name="ce3">
            <text:p>51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во кари сос 250гр</text:p>
          </table:table-cell>
          <table:table-cell office:value-type="string" table:style-name="ce3">
            <text:p>50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„Рустикана“ 250гр</text:p>
          </table:table-cell>
          <table:table-cell office:value-type="string" table:style-name="ce3">
            <text:p>53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и прсти 200гр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астрамајлија свинско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Форанарини(стапчиња)</text:p>
          </table:table-cell>
          <table:table-cell office:value-type="string" table:style-name="ce3">
            <text:p>11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ене со 4 видови сирења</text:p>
          </table:table-cell>
          <table:table-cell office:value-type="string" table:style-name="ce3">
            <text:p>44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ене со фунги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ана песто</text:p>
          </table:table-cell>
          <table:table-cell office:value-type="string" table:style-name="ce3">
            <text:p>39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ене фрути ди маре</text:p>
          </table:table-cell>
          <table:table-cell office:value-type="string" table:style-name="ce3">
            <text:p>66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аљатели со фунги</text:p>
          </table:table-cell>
          <table:table-cell office:value-type="string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армезан</text:p>
          </table:table-cell>
          <table:table-cell office:value-type="string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ечурки</text:p>
          </table:table-cell>
          <table:table-cell office:value-type="string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авлака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ајонез</text:p>
          </table:table-cell>
          <table:table-cell office:value-type="string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Нафора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епиња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Фурнарини</text:p>
          </table:table-cell>
          <table:table-cell office:value-type="string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орска риба на жар 1ва класа (1кг)</text:p>
          </table:table-cell>
          <table:table-cell office:value-type="string" table:style-name="ce3">
            <text:p>550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орска риба порција (лаврак или орада 400-600 гр)</text:p>
          </table:table-cell>
          <table:table-cell office:value-type="string" table:style-name="ce3">
            <text:p>94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осос на жар (280 гр)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осос на жар во зелен сос (280 гр)</text:p>
          </table:table-cell>
          <table:table-cell office:value-type="string" table:style-name="ce3">
            <text:p>143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анирани лигњи(порција)</text:p>
          </table:table-cell>
          <table:table-cell office:value-type="string" table:style-name="ce3">
            <text:p>72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анирани шкампи (порција)</text:p>
          </table:table-cell>
          <table:table-cell office:value-type="string" table:style-name="ce3">
            <text:p>77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Гамбори на жар (порција)</text:p>
          </table:table-cell>
          <table:table-cell office:value-type="string" table:style-name="ce3">
            <text:p>88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орски коктел (порција)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колки порција</text:p>
          </table:table-cell>
          <table:table-cell office:value-type="string" table:style-name="ce3">
            <text:p>72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ижото од морски плодови(црно/бело) порција</text:p>
          </table:table-cell>
          <table:table-cell office:value-type="string" table:style-name="ce3">
            <text:p>94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авровска пастрамка 500 гр(парче)</text:p>
          </table:table-cell>
          <table:table-cell office:value-type="string" table:style-name="ce3">
            <text:p>61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игњи на жар 200 гр</text:p>
          </table:table-cell>
          <table:table-cell office:value-type="string" table:style-name="ce3">
            <text:p>72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ктопод порција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екарски компир</text:p>
          </table:table-cell>
          <table:table-cell office:value-type="string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мфрит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риз</text:p>
          </table:table-cell>
          <table:table-cell office:value-type="string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ржена блитва со компир на путер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перка зелена</text:p>
          </table:table-cell>
          <table:table-cell office:value-type="string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епче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мфрит со сирење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енф сос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ос од печурки шампињони</text:p>
          </table:table-cell>
          <table:table-cell office:value-type="string" table:style-name="ce3">
            <text:p>11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ос од печурки врган</text:p>
          </table:table-cell>
          <table:table-cell office:value-type="string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ос крем пршут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артар сос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аклава</text:p>
          </table:table-cell>
          <table:table-cell office:value-type="string" table:style-name="ce3">
            <text:p>13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рилече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МЛЕТ „TRIBECA“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МЛЕТ СО ЛОСОС</text:p>
          </table:table-cell>
          <table:table-cell office:value-type="string" table:style-name="ce3">
            <text:p>49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ОРТИЛЈА ОМЛЕТ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РОАСАН ТРИБЕКА</text:p>
          </table:table-cell>
          <table:table-cell office:value-type="string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АМЕРИКАНСКА ПАЛАЧИНКА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РУСКЕТИ ЛОСОС</text:p>
          </table:table-cell>
          <table:table-cell office:value-type="string" table:style-name="ce3">
            <text:p>47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РУСКЕТА DI CAPRA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ЕЧУРКИ МИКС</text:p>
          </table:table-cell>
          <table:table-cell office:value-type="string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РУСКЕТИ „DI MARE“</text:p>
          </table:table-cell>
          <table:table-cell office:value-type="string" table:style-name="ce3">
            <text:p>47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РУСКЕТИ ПОРЧИНИ</text:p>
          </table:table-cell>
          <table:table-cell office:value-type="string" table:style-name="ce3">
            <text:p>27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<text:s/>„ХУМУС ДИП“ со чипс од сладок компир</text:p>
          </table:table-cell>
          <table:table-cell office:value-type="string" table:style-name="ce3">
            <text:p>43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ВЕЏИС ЧЕДАР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АПАС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АРТАР БИФТЕК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УПА ОД ЛОСОС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ТАЖ НА ДЕНОТ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АРПАЧО БИФТЕК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ОЦАРЕЛА САЛАТА</text:p>
          </table:table-cell>
          <table:table-cell office:value-type="string" table:style-name="ce3">
            <text:p>62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АУРЕТА САЛАТА</text:p>
          </table:table-cell>
          <table:table-cell office:value-type="string" table:style-name="ce3">
            <text:p>159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РИБЕКА САЛАТА</text:p>
          </table:table-cell>
          <table:table-cell office:value-type="string" table:style-name="ce3">
            <text:p>58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ЦЕЗАР САЛАТА</text:p>
          </table:table-cell>
          <table:table-cell office:value-type="string" table:style-name="ce3">
            <text:p>44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ЛУ МИСТИК САЛАТА</text:p>
          </table:table-cell>
          <table:table-cell office:value-type="string" table:style-name="ce3">
            <text:p>40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УСТИКA САЛАТА</text:p>
          </table:table-cell>
          <table:table-cell office:value-type="string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ЕФ САЛАТА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ГРЧКА <text:s/>САЛАТА</text:p>
          </table:table-cell>
          <table:table-cell office:value-type="string" table:style-name="ce3">
            <text:p>27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ОЦАРЕЛА BURATTA</text:p>
          </table:table-cell>
          <table:table-cell office:value-type="string" table:style-name="ce3">
            <text:p>98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АЉАТЕЛИ AL AMATRICIANA</text:p>
          </table:table-cell>
          <table:table-cell office:value-type="string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ИНГВИНИ ВОНГОЛЕ</text:p>
          </table:table-cell>
          <table:table-cell office:value-type="string" table:style-name="ce3">
            <text:p>93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ЕННЕ АРАБИАТА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НК ТОРТЕЛИНИ</text:p>
          </table:table-cell>
          <table:table-cell office:value-type="string" table:style-name="ce3">
            <text:p>49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ИНГВИНИ ГАМБЕРИ</text:p>
          </table:table-cell>
          <table:table-cell office:value-type="string" table:style-name="ce3">
            <text:p>69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ЊОКИ</text:p>
          </table:table-cell>
          <table:table-cell office:value-type="string" table:style-name="ce3">
            <text:p>40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ENNE AGLIO ПИЛЕШКО</text:p>
          </table:table-cell>
          <table:table-cell office:value-type="string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ИЖОТО СО ПЕЧУРКИ</text:p>
          </table:table-cell>
          <table:table-cell office:value-type="string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<text:s/>РИЖОТО СО ЗЕЛЕНЧУК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ИЖОТО CON LE COZZE</text:p>
          </table:table-cell>
          <table:table-cell office:value-type="string" table:style-name="ce3">
            <text:p>58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ИЖОТО GREEN</text:p>
          </table:table-cell>
          <table:table-cell office:value-type="string" table:style-name="ce3">
            <text:p>44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ИЖОТО МИЛАНЕЗЕ БИФ</text:p>
          </table:table-cell>
          <table:table-cell office:value-type="string" table:style-name="ce3">
            <text:p>58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АПРИЧИОЗА ПИЦА</text:p>
          </table:table-cell>
          <table:table-cell office:value-type="string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ВАТРО ФОРМАЏИ ПИЦА</text:p>
          </table:table-cell>
          <table:table-cell office:value-type="string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ЕПЕРОНИ ПИЦА</text:p>
          </table:table-cell>
          <table:table-cell office:value-type="string" table:style-name="ce3">
            <text:p>40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РИБЕКА ПИЦА</text:p>
          </table:table-cell>
          <table:table-cell office:value-type="string" table:style-name="ce3">
            <text:p>53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ОРТАДЕЛА</text:p>
          </table:table-cell>
          <table:table-cell office:value-type="string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АРТУФАТА ПИЦА</text:p>
          </table:table-cell>
          <table:table-cell office:value-type="string" table:style-name="ce3">
            <text:p>40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АРГАРИТА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ДЕ СО СЛАНИНА</text:p>
          </table:table-cell>
          <table:table-cell office:value-type="string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ДЕ СО ЗЕЛЕНЧУК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ФОКАЧА ЛЕПЧИЊА СО КАЈМАК И ПРШУТА</text:p>
          </table:table-cell>
          <table:table-cell office:value-type="string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ФОКАЧА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ЕНДВИЧ VERDURE</text:p>
          </table:table-cell>
          <table:table-cell office:value-type="string" table:style-name="ce3">
            <text:p>27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MINI ME ТОСТ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ЕНДВИЧ PROSCIUTTO</text:p>
          </table:table-cell>
          <table:table-cell office:value-type="string" table:style-name="ce3">
            <text:p>44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И СЕНДВИЧ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ЧЕДАР КЛУБ СЕНДВИЧ</text:p>
          </table:table-cell>
          <table:table-cell office:value-type="string" table:style-name="ce3">
            <text:p>27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ЛЕЧНА ДАСКА</text:p>
          </table:table-cell>
          <table:table-cell office:value-type="string" table:style-name="ce3">
            <text:p>54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УВОМЕСНАТА ДАСКА</text:p>
          </table:table-cell>
          <table:table-cell office:value-type="string" table:style-name="ce3">
            <text:p>54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ИТАЛИЈАНСКА ДАСКА</text:p>
          </table:table-cell>
          <table:table-cell office:value-type="string" table:style-name="ce3">
            <text:p>98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ЛЕЧЕН РАМСТЕК TRUFFLE</text:p>
          </table:table-cell>
          <table:table-cell office:value-type="string" table:style-name="ce3">
            <text:p>121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ФИЛЕ СО ПЕЧУРКИ</text:p>
          </table:table-cell>
          <table:table-cell office:value-type="string" table:style-name="ce3">
            <text:p>62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RIBEYE</text:p>
          </table:table-cell>
          <table:table-cell office:value-type="string" table:style-name="ce3">
            <text:p>106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ВО КАЈМАК</text:p>
          </table:table-cell>
          <table:table-cell office:value-type="string" table:style-name="ce3">
            <text:p>53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ЛЕЧЕН ТЕЛЕШКИ БИФТЕК</text:p>
          </table:table-cell>
          <table:table-cell office:value-type="string" table:style-name="ce3">
            <text:p>220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ВИНСКА КРЕМЕНАДЛА</text:p>
          </table:table-cell>
          <table:table-cell office:value-type="string" table:style-name="ce3">
            <text:p>121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СО ЗЕЛЕНЧУК</text:p>
          </table:table-cell>
          <table:table-cell office:value-type="string" table:style-name="ce3">
            <text:p>49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ЈУНЕШКО СО ЗЕЛЕНЧУК</text:p>
          </table:table-cell>
          <table:table-cell office:value-type="string" table:style-name="ce3">
            <text:p>80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УРГЕР ТРИБЕКА</text:p>
          </table:table-cell>
          <table:table-cell office:value-type="string" table:style-name="ce3">
            <text:p>44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УРГЕР SMASH</text:p>
          </table:table-cell>
          <table:table-cell office:value-type="string" table:style-name="ce3">
            <text:p>47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УРГЕР BLUE</text:p>
          </table:table-cell>
          <table:table-cell office:value-type="string" table:style-name="ce3">
            <text:p>49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РИБЕКА СЛАЈДЕРС</text:p>
          </table:table-cell>
          <table:table-cell office:value-type="string" table:style-name="ce3">
            <text:p>54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АЛАМАРИ</text:p>
          </table:table-cell>
          <table:table-cell office:value-type="string" table:style-name="ce3">
            <text:p>71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ОРСКА РИБА НА ДЕНОТ лаврак / орада</text:p>
          </table:table-cell>
          <table:table-cell office:value-type="string" table:style-name="ce3">
            <text:p>175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АЛАМАРИ ВО БЕЛО ВИНО</text:p>
          </table:table-cell>
          <table:table-cell office:value-type="string" table:style-name="ce3">
            <text:p>82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ГАМБЕРИ</text:p>
          </table:table-cell>
          <table:table-cell office:value-type="string" table:style-name="ce3">
            <text:p>60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ОСОС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КОЛКИ НА БУЗАРА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ВОШНА САЛАТА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ЧОКОЛАДНО СУФЛЕ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ЧИЗКЕЈК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ИРАМИСУ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ЧОКОЛАДНА ТОРТА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<text:s/>TWINS ОВОШНА ПАЛАЧИНКА</text:p>
          </table:table-cell>
          <table:table-cell office:value-type="string" table:style-name="ce3">
            <text:p>24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WINS ПАЛАЧИНКА TRIBECA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WINS КРИСИА ПАЛАЧИНКА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акедонска салата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опска салата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Егејска салата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уна салата</text:p>
          </table:table-cell>
          <table:table-cell office:value-type="string" table:style-name="ce3">
            <text:p>41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ешана салата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аратор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Цезар салата</text:p>
          </table:table-cell>
          <table:table-cell office:value-type="string" table:style-name="ce3">
            <text:p>41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аргер салата</text:p>
          </table:table-cell>
          <table:table-cell office:value-type="string" table:style-name="ce3">
            <text:p>41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ристина салата</text:p>
          </table:table-cell>
          <table:table-cell office:value-type="string" table:style-name="ce3">
            <text:p>41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укола салата</text:p>
          </table:table-cell>
          <table:table-cell office:value-type="string" table:style-name="ce3">
            <text:p>34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армезан</text:p>
          </table:table-cell>
          <table:table-cell office:value-type="string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ашкавал овчи</text:p>
          </table:table-cell>
          <table:table-cell office:value-type="string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ирење овчо А класа</text:p>
          </table:table-cell>
          <table:table-cell office:value-type="string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елешка пршута</text:p>
          </table:table-cell>
          <table:table-cell office:value-type="string" table:style-name="ce3">
            <text:p>49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ајмак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ршута свинска</text:p>
          </table:table-cell>
          <table:table-cell office:value-type="string" table:style-name="ce3">
            <text:p>44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нџур-домашен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акало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аска маргер</text:p>
          </table:table-cell>
          <table:table-cell office:value-type="string" table:style-name="ce3">
            <text:p>92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азни видови сирења</text:p>
          </table:table-cell>
          <table:table-cell office:value-type="string" table:style-name="ce3">
            <text:p>115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млет со сирење</text:p>
          </table:table-cell>
          <table:table-cell office:value-type="string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млет со печурки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млет со сирење и кашкавал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Омлет по избор</text:p>
          </table:table-cell>
          <table:table-cell office:value-type="string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олоњезе шпагети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аљатели со зеленчук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Њоки - 4 вида сирења</text:p>
          </table:table-cell>
          <table:table-cell office:value-type="string" table:style-name="ce3">
            <text:p>41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опено сирење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хован кашкавал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рошка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хована пиперка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ампињони на скара</text:p>
          </table:table-cell>
          <table:table-cell office:value-type="string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лнети печурки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и прсти</text:p>
          </table:table-cell>
          <table:table-cell office:value-type="string" table:style-name="ce3">
            <text:p>41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иено сирење на скара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Чипс сланина</text:p>
          </table:table-cell>
          <table:table-cell office:value-type="string" table:style-name="ce3">
            <text:p>34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ховани зденки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иквици <text:s/>поховани</text:p>
          </table:table-cell>
          <table:table-cell office:value-type="string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одар домат похован</text:p>
          </table:table-cell>
          <table:table-cell office:value-type="string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машна пита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ижото со зеленчук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рижото</text:p>
          </table:table-cell>
          <table:table-cell office:value-type="string" table:style-name="ce3">
            <text:p>41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Зеленчук на скара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осос на скара</text:p>
          </table:table-cell>
          <table:table-cell office:value-type="string" table:style-name="ce3">
            <text:p>288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орска риба 1кг.</text:p>
          </table:table-cell>
          <table:table-cell office:value-type="string" table:style-name="ce3">
            <text:p>173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игњи на скара</text:p>
          </table:table-cell>
          <table:table-cell office:value-type="string" table:style-name="ce3">
            <text:p>67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ховани лигњи</text:p>
          </table:table-cell>
          <table:table-cell office:value-type="string" table:style-name="ce3">
            <text:p>69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лескавица Маргер</text:p>
          </table:table-cell>
          <table:table-cell office:value-type="string" table:style-name="ce3">
            <text:p>40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елско месо</text:p>
          </table:table-cell>
          <table:table-cell office:value-type="string" table:style-name="ce3">
            <text:p>44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ава за 2 лица</text:p>
          </table:table-cell>
          <table:table-cell office:value-type="string" table:style-name="ce3">
            <text:p>150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во бел сос со печурки</text:p>
          </table:table-cell>
          <table:table-cell office:value-type="string" table:style-name="ce3">
            <text:p>43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во кари сос</text:p>
          </table:table-cell>
          <table:table-cell office:value-type="string" table:style-name="ce3">
            <text:p>43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ечка шницла</text:p>
          </table:table-cell>
          <table:table-cell office:value-type="string" table:style-name="ce3">
            <text:p>41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ховано пилешко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полнето</text:p>
          </table:table-cell>
          <table:table-cell office:value-type="string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араѓоргева шницла</text:p>
          </table:table-cell>
          <table:table-cell office:value-type="string" table:style-name="ce3">
            <text:p>64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елешки мускул</text:p>
          </table:table-cell>
          <table:table-cell office:value-type="string" table:style-name="ce3">
            <text:p>64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елешки медаљони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ифтек со зелен бибер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ифтек</text:p>
          </table:table-cell>
          <table:table-cell office:value-type="string" table:style-name="ce3">
            <text:p>150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расечко печење</text:p>
          </table:table-cell>
          <table:table-cell office:value-type="string" table:style-name="ce3">
            <text:p>138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ебро во фурна 1кг.</text:p>
          </table:table-cell>
          <table:table-cell office:value-type="string" table:style-name="ce3">
            <text:p>150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ебче домашно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мфрит <text:s/>екстра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мфрит со сирење екстра</text:p>
          </table:table-cell>
          <table:table-cell office:value-type="string" table:style-name="ce3">
            <text:p>34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Нафора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ечен компир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мфрит порција обичен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ела вешалица</text:p>
          </table:table-cell>
          <table:table-cell office:value-type="string" table:style-name="ce3">
            <text:p>41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винско филе</text:p>
          </table:table-cell>
          <table:table-cell office:value-type="string" table:style-name="ce3">
            <text:p>69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вински увијач</text:p>
          </table:table-cell>
          <table:table-cell office:value-type="string" table:style-name="ce3">
            <text:p>44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Растурен ражнич</text:p>
          </table:table-cell>
          <table:table-cell office:value-type="string" table:style-name="ce3">
            <text:p>41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и стек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лескавица шарска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о полнето</text:p>
          </table:table-cell>
          <table:table-cell office:value-type="string" table:style-name="ce3">
            <text:p>44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омашен колбас дебел</text:p>
          </table:table-cell>
          <table:table-cell office:value-type="string" table:style-name="ce3">
            <text:p>34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ашлик</text:p>
          </table:table-cell>
          <table:table-cell office:value-type="string" table:style-name="ce3">
            <text:p>51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алачинка со нутела и банана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алачинки со ореви и мед</text:p>
          </table:table-cell>
          <table:table-cell office:value-type="string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Чоколадна Торта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Апетисани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алачинка со нутела</text:p>
          </table:table-cell>
          <table:table-cell office:value-type="string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рилече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анакота<text:s text:c="6"/>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eef doner</text:p>
          </table:table-cell>
          <table:table-cell office:value-type="string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eef doner XL (extra meat)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eef doner XXL (super extra meat)</text:p>
          </table:table-cell>
          <table:table-cell office:value-type="string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eef durum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eef durum XL (extra meat)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eef durum XXL (super extra meat)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Wrap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durum XL (extra meat)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Durum XXL (super extra meat)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durum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doner XXL (super extra meat)</text:p>
          </table:table-cell>
          <table:table-cell office:value-type="string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doner</text:p>
          </table:table-cell>
          <table:table-cell office:value-type="string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doner XL (extra meat)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eef Doner Menu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eef Doner XL Menu (extra meat)</text:p>
          </table:table-cell>
          <table:table-cell office:value-type="string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eef Doner XXL Menu (super extra meat)</text:p>
          </table:table-cell>
          <table:table-cell office:value-type="string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eef Durum menu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eef Durum XL Menu (extra meat)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eef Durum XXL menu (super extra meat)</text:p>
          </table:table-cell>
          <table:table-cell office:value-type="string" table:style-name="ce3">
            <text:p>43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Wrap Menu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Doner Menu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Durum Menu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Doner XL Menu (extra meat)</text:p>
          </table:table-cell>
          <table:table-cell office:value-type="string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Doner XXL Menu (super extra meat)</text:p>
          </table:table-cell>
          <table:table-cell office:value-type="string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Durum XL Menu (extra meat)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Cheese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Double Cheeseburger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Burger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laset Burger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Hamburger</text:p>
          </table:table-cell>
          <table:table-cell office:value-type="string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eeseburger</text:p>
          </table:table-cell>
          <table:table-cell office:value-type="string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raditional Burger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Hamburger menu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eeseburger menu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laset Burger menu</text:p>
          </table:table-cell>
          <table:table-cell office:value-type="string" table:style-name="ce3">
            <text:p>40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Doublecheese menu</text:p>
          </table:table-cell>
          <table:table-cell office:value-type="string" table:style-name="ce3">
            <text:p>39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Burger menu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rispy Chicken Cheese Menu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raditional Burger Menu</text:p>
          </table:table-cell>
          <table:table-cell office:value-type="string" table:style-name="ce3">
            <text:p>24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Salad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Nuggets 6</text:p>
          </table:table-cell>
          <table:table-cell office:value-type="string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Nuggets 9</text:p>
          </table:table-cell>
          <table:table-cell office:value-type="string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Wings 6</text:p>
          </table:table-cell>
          <table:table-cell office:value-type="string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Wings 9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Onion Rings 10</text:p>
          </table:table-cell>
          <table:table-cell office:value-type="string" table:style-name="ce3">
            <text:p>11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Onion Rings 6</text:p>
          </table:table-cell>
          <table:table-cell office:value-type="string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Onion Rings 8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otato Wedges</text:p>
          </table:table-cell>
          <table:table-cell office:value-type="string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raditional Burger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ries</text:p>
          </table:table-cell>
          <table:table-cell office:value-type="string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Nuggets 6 Menu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Nuggets 9 Menu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oast menu</text:p>
          </table:table-cell>
          <table:table-cell office:value-type="string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Italian Toast Menu</text:p>
          </table:table-cell>
          <table:table-cell office:value-type="string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oast menu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Doner Box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eef Doner Box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merican Cheeseburger</text:p>
          </table:table-cell>
          <table:table-cell office:value-type="string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merican Chicken Burger</text:p>
          </table:table-cell>
          <table:table-cell office:value-type="string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merican Chicken Cheese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merican Double Cheese</text:p>
          </table:table-cell>
          <table:table-cell office:value-type="string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merican Hamburger</text:p>
          </table:table-cell>
          <table:table-cell office:value-type="string" table:style-name="ce3">
            <text:p>11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Giant Burger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Nugget Burger</text:p>
          </table:table-cell>
          <table:table-cell office:value-type="string" table:style-name="ce3">
            <text:p>11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amurai Burger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ig burger-Americano</text:p>
          </table:table-cell>
          <table:table-cell office:value-type="string" table:style-name="ce3">
            <text:p>24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merican Cheeseburger menu</text:p>
          </table:table-cell>
          <table:table-cell office:value-type="string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merican Double Cheese menu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merican Chicken Burger menu</text:p>
          </table:table-cell>
          <table:table-cell office:value-type="string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merican Chicken Cheese menu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amurai Burger menu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Giant A Burger menu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Nugget Burger Menu</text:p>
          </table:table-cell>
          <table:table-cell office:value-type="string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merican Hamburger Menu</text:p>
          </table:table-cell>
          <table:table-cell office:value-type="string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un Meal 4 Nuggets + Toy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un Meal Hamburger + Toy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un Meal Cheeseburger + Toy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un Meal Italiano Toast + Toy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Ketchup</text:p>
          </table:table-cell>
          <table:table-cell office:value-type="string" table:style-name="ce3">
            <text:p>2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Mayonnaise</text:p>
          </table:table-cell>
          <table:table-cell office:value-type="string" table:style-name="ce3">
            <text:p>2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ndalouse sweet sauce</text:p>
          </table:table-cell>
          <table:table-cell office:value-type="string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amurai hot sauce</text:p>
          </table:table-cell>
          <table:table-cell office:value-type="string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eddar Cheese</text:p>
          </table:table-cell>
          <table:table-cell office:value-type="string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DON PAPPA QUESADILLA</text:p>
          </table:table-cell>
          <table:table-cell office:value-type="string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EL BARBACOA QUESADILLA</text:p>
          </table:table-cell>
          <table:table-cell office:value-type="string" table:style-name="ce3">
            <text:p>40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ACOS JAM QUESADILLA</text:p>
          </table:table-cell>
          <table:table-cell office:value-type="string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EL POLLO QUESADILLA</text:p>
          </table:table-cell>
          <table:table-cell office:value-type="string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EGE QUESADILLA</text:p>
          </table:table-cell>
          <table:table-cell office:value-type="string" table:style-name="ce3">
            <text:p>34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ESPUCCI BURRITO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MENDEZ BURRITO</text:p>
          </table:table-cell>
          <table:table-cell office:value-type="string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POTLE BURRITO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ANTA FE BURITTO (веганско или вегетаријанско)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ARBACOA BURRITOS</text:p>
          </table:table-cell>
          <table:table-cell office:value-type="string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EL BUCHE TACO</text:p>
          </table:table-cell>
          <table:table-cell office:value-type="string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EL POLLO TACO</text:p>
          </table:table-cell>
          <table:table-cell office:value-type="string" table:style-name="ce3">
            <text:p>34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EL BARBACOA TACO</text:p>
          </table:table-cell>
          <table:table-cell office:value-type="string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ACO JAM TACO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LOS CAROS TACO (веган)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Фстак бело чоколадо CHURROS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арамела CHURROS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умска мешавина CHURROS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Црно Чоколадо CHURROS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<text:s/>BUCHE NACHOS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<text:s/>POLLO NACHOS</text:p>
          </table:table-cell>
          <table:table-cell office:value-type="string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LOS COROS NACHOS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ACO JAM NACHOS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EZZY JAM NACHOS</text:p>
          </table:table-cell>
          <table:table-cell office:value-type="string" table:style-name="ce3">
            <text:p>39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Јогурт сос</text:p>
          </table:table-cell>
          <table:table-cell office:value-type="string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Гвакамоле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ланина сос (мајо)</text:p>
          </table:table-cell>
          <table:table-cell office:value-type="string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мфрит</text:p>
          </table:table-cell>
          <table:table-cell office:value-type="string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Чили мајо</text:p>
          </table:table-cell>
          <table:table-cell office:value-type="string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ејкон мајо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Home made chilli</text:p>
          </table:table-cell>
          <table:table-cell office:value-type="string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аталина дресинг</text:p>
          </table:table-cell>
          <table:table-cell office:value-type="string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LLY CON CARNE</text:p>
          </table:table-cell>
          <table:table-cell office:value-type="string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QUESTO FUNDIDO</text:p>
          </table:table-cell>
          <table:table-cell office:value-type="string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OPEN BURITTO SALAD</text:p>
          </table:table-cell>
          <table:table-cell office:value-type="string" table:style-name="ce3">
            <text:p>27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ARNITAS ASADO</text:p>
          </table:table-cell>
          <table:table-cell office:value-type="string" table:style-name="ce3">
            <text:p>27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OLLO ASADO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UCHE ASADO</text:p>
          </table:table-cell>
          <table:table-cell office:value-type="string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и такос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Начос пилешки</text:p>
          </table:table-cell>
          <table:table-cell office:value-type="string" table:style-name="ce3">
            <text:p>24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а кесадиља</text:p>
          </table:table-cell>
          <table:table-cell office:value-type="string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NEW YORK BREAKFAST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OMELLETE</text:p>
          </table:table-cell>
          <table:table-cell office:value-type="string" table:style-name="ce3">
            <text:p>24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ILLED FRIED BREADS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ENGLISH BREAKFAST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rikolori sandwich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kago breakfast</text:p>
          </table:table-cell>
          <table:table-cell office:value-type="string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uritto breakfast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almon breakast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vocado breakfast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ROZ BOARD</text:p>
          </table:table-cell>
          <table:table-cell office:value-type="string" table:style-name="ce3">
            <text:p>70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oard FOUR TYPE OF CHEESE</text:p>
          </table:table-cell>
          <table:table-cell office:value-type="string" table:style-name="ce3">
            <text:p>70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FINGERS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RUCKETS WITH PROSCIUTTO AND PARMESAN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<text:s/>NACHOS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EF SALAD</text:p>
          </table:table-cell>
          <table:table-cell office:value-type="string" table:style-name="ce3">
            <text:p>34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AESAR SALAD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UNA SALAD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vocado salad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ranberry MIx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ROKA SALAD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MOKED SALMON SALAD</text:p>
          </table:table-cell>
          <table:table-cell office:value-type="string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TRAWBERRY SALAD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undry salad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ROZ SALAD</text:p>
          </table:table-cell>
          <table:table-cell office:value-type="string" table:style-name="ce3">
            <text:p>45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ROZ BURGER</text:p>
          </table:table-cell>
          <table:table-cell office:value-type="string" table:style-name="ce3">
            <text:p>40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EXAS BURGER</text:p>
          </table:table-cell>
          <table:table-cell office:value-type="string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BQ BURGER</text:p>
          </table:table-cell>
          <table:table-cell office:value-type="string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RISPY ROYAL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eeseburger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LUE BURGER</text:p>
          </table:table-cell>
          <table:table-cell office:value-type="string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OLOGNESE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ARBONARA</text:p>
          </table:table-cell>
          <table:table-cell office:value-type="string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<text:s/>QUATRO FORMAGI</text:p>
          </table:table-cell>
          <table:table-cell office:value-type="string" table:style-name="ce3">
            <text:p>39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OLLO PASTA</text:p>
          </table:table-cell>
          <table:table-cell office:value-type="string" table:style-name="ce3">
            <text:p>34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OMODORO PASTA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MOKED SALMON PASTA</text:p>
          </table:table-cell>
          <table:table-cell office:value-type="string" table:style-name="ce3">
            <text:p>40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RISOTTO WITH VEGETABLE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JAMBALAYA</text:p>
          </table:table-cell>
          <table:table-cell office:value-type="string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EAFOOD RISOTTO</text:p>
          </table:table-cell>
          <table:table-cell office:value-type="string" table:style-name="ce3">
            <text:p>40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RISOTTO WITH MUSHROOMS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RISOTTO</text:p>
          </table:table-cell>
          <table:table-cell office:value-type="string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in curry sauce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LUB SANDWICH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BURITTO</text:p>
          </table:table-cell>
          <table:table-cell office:value-type="string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IN VEGETABLE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ALTINBOCCA</text:p>
          </table:table-cell>
          <table:table-cell office:value-type="string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URRY SAUCE CHICKEN</text:p>
          </table:table-cell>
          <table:table-cell office:value-type="string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STEAK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ORK SCHNITZEL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ROLLED PORK MEAT</text:p>
          </table:table-cell>
          <table:table-cell office:value-type="string" table:style-name="ce3">
            <text:p>45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KACHATORE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MEDITERRANEAN CHICKEN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WIENER SCHNITZEL</text:p>
          </table:table-cell>
          <table:table-cell office:value-type="string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EPPERONI</text:p>
          </table:table-cell>
          <table:table-cell office:value-type="string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EGETARIAN</text:p>
          </table:table-cell>
          <table:table-cell office:value-type="string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ROZ</text:p>
          </table:table-cell>
          <table:table-cell office:value-type="string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UFFALO PIZZA</text:p>
          </table:table-cell>
          <table:table-cell office:value-type="string" table:style-name="ce3">
            <text:p>45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MARGARITTA</text:p>
          </table:table-cell>
          <table:table-cell office:value-type="string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NAPOLITANA</text:p>
          </table:table-cell>
          <table:table-cell office:value-type="string" table:style-name="ce3">
            <text:p>34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QUATRO FORMAGI</text:p>
          </table:table-cell>
          <table:table-cell office:value-type="string" table:style-name="ce3">
            <text:p>39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ESUVIUS</text:p>
          </table:table-cell>
          <table:table-cell office:value-type="string" table:style-name="ce3">
            <text:p>34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APRICIOSA</text:p>
          </table:table-cell>
          <table:table-cell office:value-type="string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MERICAN PANCAKES</text:p>
          </table:table-cell>
          <table:table-cell office:value-type="string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EESECAKE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KIT KAT PANCAKES</text:p>
          </table:table-cell>
          <table:table-cell office:value-type="string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Coca Cola Zero 0.33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Fanta 0.33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6">
            <text:p>Еспресо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6">
            <text:p>Макијато мало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 големо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 со шлаг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ате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Ирско Кафе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апе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еспрес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капучино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 тоник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ок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рема еспрес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 монин бадем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 монин ванила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 монин карамела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 монин лешник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 монин чоколадо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 монин ванил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 монин карамел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 монин лешник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 монин чокоолад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 монин бадем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 монин ванил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 монин карамел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 монин лешник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 монин чоколад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еспресо монин бадем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еспресо монин ванила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еспресо монин карамела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еспресо монин лешник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еспресо монин чоколада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капучино монин бадем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капучино монин ванила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капучино монин карамела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капучино монин лешник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капучино монин чоколада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кафе монин бадем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кафе монин ванил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кафе монин карамел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кафе монин лешник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кафе монин чоколад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рно топло чоколадо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ело топло чоколадо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као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као со млек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лазмашејк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алеп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имонад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имонада лимета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икс по избор</text:p>
          </table:table-cell>
          <table:table-cell office:value-type="float" office:value="170" table:style-name="ce3">
            <text:p>17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Избор по избор со цвекло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ртокал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Грејпфрут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ротеински смути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ротеински смути вишна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ротеински шејк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ротеински шејк млеко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ропска страст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рвена страст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ка Кол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ка Кола зер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ант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прајт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вепс битер лимон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вепс пинк грејпфрут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вепс Тангеринаден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вепс Тоник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Ред бул</text:p>
          </table:table-cell>
          <table:table-cell office:value-type="float" office:value="190" table:style-name="ce3">
            <text:p>19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давита Лимета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давита Лимон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давита Портокал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давита Портокалден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ктар сок Боровниц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ктар сок Јаболк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ктар сок Портокал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ктар сок Праск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ај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ај со рум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инерална вода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Scweppes 0.33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Хамбургер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Чизбургер</text:p>
          </table:table-cell>
          <table:table-cell office:value-type="float" office:value="230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ургер со шарска</text:p>
          </table:table-cell>
          <table:table-cell office:value-type="float" office:value="280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ургер со батак</text:p>
          </table:table-cell>
          <table:table-cell office:value-type="float" office:value="230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икенбургер</text:p>
          </table:table-cell>
          <table:table-cell office:value-type="float" office:value="230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Растурен Хамбургер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ебап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3">
          <table:table-cell table:style-name="ce3"/>
          <table:table-cell office:value-type="string" table:style-name="ce7">
            <text:p>5-ка Сендвич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5-ка Сендвич + Помфрит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10-ка Сендвич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10-ка Сендвич + Помфрит</text:p>
          </table:table-cell>
          <table:table-cell office:value-type="float" office:value="310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10 Кебапи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ендвич со плескавица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егетаријански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мбиниран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копски сендвич со плескавица и кајмак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лескавица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арска плескавица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лешки стек</text:p>
          </table:table-cell>
          <table:table-cell office:value-type="float" office:value="170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лешки батак</text:p>
          </table:table-cell>
          <table:table-cell office:value-type="float" office:value="170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тарка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арче кашкавал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ромид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јмак топка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мфрит Порција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Додаток кечап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Додаток мајонез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мфрит додаток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Coca Cola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Coca Cola Zero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Coca Cola Lemon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анта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вепс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прајт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ода Роса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DRINK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еден чај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ок Next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Double smashed burger (две плескавици)</text:p>
          </table:table-cell>
          <table:table-cell office:value-type="float" office:value="450" table:style-name="ce3">
            <text:p>4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мфрит со зачини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витчили мајо сос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ургер сос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или сос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Ранч сос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Пршут сендвич</text:p>
          </table:table-cell>
          <table:table-cell office:value-type="float" office:value="420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Свежа лесна пролетна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Криспи салата</text:p>
          </table:table-cell>
          <table:table-cell office:value-type="float" office:value="290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Медитеранска салата</text:p>
          </table:table-cell>
          <table:table-cell office:value-type="float" office:value="320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Зелен микс со карамел ореви и козјо</text:p>
          </table:table-cell>
          <table:table-cell office:value-type="float" office:value="350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Авокадо салата</text:p>
          </table:table-cell>
          <table:table-cell office:value-type="float" office:value="330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Бурата салата</text:p>
          </table:table-cell>
          <table:table-cell office:value-type="float" office:value="950" table:style-name="ce3">
            <text:p>9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Таратур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Шопска салата</text:p>
          </table:table-cell>
          <table:table-cell office:value-type="float" office:value="260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Грчка салата со овчо сирење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Македонска салата</text:p>
          </table:table-cell>
          <table:table-cell office:value-type="float" office:value="260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Витаминска салата со јаболко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Бри сирење потпечено во лиснато тесто со џем од боровинки (2-3 особи)</text:p>
          </table:table-cell>
          <table:table-cell office:value-type="float" office:value="450" table:style-name="ce3">
            <text:p>4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Зукини стикс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Капрезе бејби бајтс</text:p>
          </table:table-cell>
          <table:table-cell office:value-type="float" office:value="280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Криспи чиз бајтс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Тарт со печурки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Модар домат врз блендирана фета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Праз врз блендирана фета со дробени ф'стаци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Тартар бифтек</text:p>
          </table:table-cell>
          <table:table-cell office:value-type="float" office:value="800" table:style-name="ce3">
            <text:p>8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Криспи моцарела врз доматна паста</text:p>
          </table:table-cell>
          <table:table-cell office:value-type="float" office:value="240" table:style-name="ce3">
            <text:p>24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Вргањ на путер</text:p>
          </table:table-cell>
          <table:table-cell office:value-type="float" office:value="450" table:style-name="ce3">
            <text:p>4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4">
          <table:table-cell table:style-name="ce6"/>
          <table:table-cell office:value-type="string" table:style-name="ce8">
            <text:p>Панко шкампи со сос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Крцкалчиња на парче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Вино даска за 2 особи</text:p>
          </table:table-cell>
          <table:table-cell office:value-type="float" office:value="1200" table:style-name="ce3">
            <text:p>12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Фета во фурна со медени смокви</text:p>
          </table:table-cell>
          <table:table-cell office:value-type="float" office:value="280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string" table:style-name="ce4">
            <text:p>Козјо сирење со зачини во кора со мед и сусам</text:p>
          </table:table-cell>
          <table:table-cell office:value-type="float" office:value="280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string" table:style-name="ce4">
            <text:p>Шкампи обвиени во сланина и сос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Хомогено топено сирење со лепче за 2 особи</text:p>
          </table:table-cell>
          <table:table-cell office:value-type="float" office:value="330" table:style-name="ce3">
            <text:p>33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ампињони на путер</text:p>
          </table:table-cell>
          <table:table-cell office:value-type="float" office:value="230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ало компир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Ајвар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иквици на скара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Овчо сирење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Биено сирење со сланина</text:p>
          </table:table-cell>
          <table:table-cell office:value-type="float" office:value="260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4">
            <text:p>Бифтек со пире од тартуф</text:p>
          </table:table-cell>
          <table:table-cell office:value-type="float" office:value="1650" table:style-name="ce3">
            <text:p>16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Бифтек ќебапи со пепер сос</text:p>
          </table:table-cell>
          <table:table-cell office:value-type="float" office:value="1700" table:style-name="ce3">
            <text:p>17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4">
            <text:p>Бифтек со пекарски компир</text:p>
          </table:table-cell>
          <table:table-cell office:value-type="float" office:value="1350" table:style-name="ce3">
            <text:p>13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4">
            <text:p>Бифтек со сос од вргањ</text:p>
          </table:table-cell>
          <table:table-cell office:value-type="float" office:value="1550" table:style-name="ce3">
            <text:p>15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Јунешка коленица со пире од карфиол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Јунешки мускул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Рибај стек</text:p>
          </table:table-cell>
          <table:table-cell office:value-type="float" office:value="8550" table:style-name="ce3">
            <text:p>85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Свинска коленица во сопствен сос</text:p>
          </table:table-cell>
          <table:table-cell office:value-type="float" office:value="580" table:style-name="ce3">
            <text:p>58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Свински медаљони во сос од печурки</text:p>
          </table:table-cell>
          <table:table-cell office:value-type="float" office:value="550" table:style-name="ce3">
            <text:p>5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Свинско филе со карамелизиран кромид</text:p>
          </table:table-cell>
          <table:table-cell office:value-type="float" office:value="2000" table:style-name="ce3">
            <text:p>20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Урбана плескавица</text:p>
          </table:table-cell>
          <table:table-cell office:value-type="float" office:value="430" table:style-name="ce3">
            <text:p>43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Шарска плескавица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Чикен Пармиџана</text:p>
          </table:table-cell>
          <table:table-cell office:value-type="float" office:value="450" table:style-name="ce3">
            <text:p>4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Пилешко со нудли и зеленчук во сос со кикирики</text:p>
          </table:table-cell>
          <table:table-cell office:value-type="float" office:value="420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string" table:style-name="ce4">
            <text:p>Полнет пилешки увијач со пепер сос</text:p>
          </table:table-cell>
          <table:table-cell office:value-type="float" office:value="450" table:style-name="ce3">
            <text:p>4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Шкампи во црвен сос</text:p>
          </table:table-cell>
          <table:table-cell office:value-type="float" office:value="600" table:style-name="ce3">
            <text:p>6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Ципура Далматина</text:p>
          </table:table-cell>
          <table:table-cell office:value-type="float" office:value="1150" table:style-name="ce3">
            <text:p>11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Лосос во пире со праз и куркума</text:p>
          </table:table-cell>
          <table:table-cell office:value-type="float" office:value="900" table:style-name="ce3">
            <text:p>9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Лосос во пире од карфиол</text:p>
          </table:table-cell>
          <table:table-cell office:value-type="float" office:value="900" table:style-name="ce3">
            <text:p>9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Паста со вргањ</text:p>
          </table:table-cell>
          <table:table-cell office:value-type="float" office:value="480" table:style-name="ce3">
            <text:p>48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Шпагети со домашен болоњезе сос</text:p>
          </table:table-cell>
          <table:table-cell office:value-type="float" office:value="420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Лингвини со шкампи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Пене со домашен чили водка сос</text:p>
          </table:table-cell>
          <table:table-cell office:value-type="float" office:value="360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4">
            <text:p>Carrot cake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Сникерс чизкејк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Киндер чизкејк</text:p>
          </table:table-cell>
          <table:table-cell office:value-type="float" office:value="240" table:style-name="ce3">
            <text:p>24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4">
            <text:p>Путер лепче со лук, рузмарин, путер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ини пекарски компир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мфрит со зачини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Газирана вода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DRINK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ода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DRINK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Газиран сок лименка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DRINK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раво 0.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раво лименка 0.5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DRINK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Orangina 0.5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еден чај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DRINK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ок Густи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нергетски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DRINK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 Кафе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аден Сендвич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есадилја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рап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зар салата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Јогурт Чаша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Гибаница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клер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фини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Златен Даб 0.33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рали Марко 0.5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урско кафе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тудентиски пакет 1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тудентиски пакет 2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тудентиски пакет 3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тудентиски пакет 4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иснато пециво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пол Оброк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пол чај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DRINK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Гарнир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ешана салата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Додаток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FOOD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Vintage Smash</text:p>
          </table:table-cell>
          <table:table-cell office:value-type="float" office:value="340" table:style-name="ce3">
            <text:p>34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Smash Bacon</text:p>
          </table:table-cell>
          <table:table-cell office:value-type="float" office:value="360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Chilly Smash</text:p>
          </table:table-cell>
          <table:table-cell office:value-type="float" office:value="360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The Boss</text:p>
          </table:table-cell>
          <table:table-cell office:value-type="float" office:value="320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Truffle Aioli Burger</text:p>
          </table:table-cell>
          <table:table-cell office:value-type="float" office:value="480" table:style-name="ce3">
            <text:p>48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Melting Spice Burger</text:p>
          </table:table-cell>
          <table:table-cell office:value-type="float" office:value="370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Provolone</text:p>
          </table:table-cell>
          <table:table-cell office:value-type="float" office:value="350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Relish Crisp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Chilly Crisp Chicken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Crispy Chicken Coleslaw</text:p>
          </table:table-cell>
          <table:table-cell office:value-type="float" office:value="280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Honey Мustard Crispy Chicken</text:p>
          </table:table-cell>
          <table:table-cell office:value-type="float" office:value="290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Classic Crisp Chicken</text:p>
          </table:table-cell>
          <table:table-cell office:value-type="float" office:value="270" table:style-name="ce3">
            <text:p>27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Buffalo Crispy Chicken</text:p>
          </table:table-cell>
          <table:table-cell office:value-type="float" office:value="320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Ceasar Wrap</text:p>
          </table:table-cell>
          <table:table-cell office:value-type="float" office:value="230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Junk Wrap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Burger Wrap</text:p>
          </table:table-cell>
          <table:table-cell office:value-type="float" office:value="290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Chicken Strips со топен начос сос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Chicken Strips со honey mustard сос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Chicken Strips со sweet chilly мајо сос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Chicken Strips со хаус дресинг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4">
            <text:p>Мал помфрит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4">
            <text:p>Голем помфрит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4">
            <text:p>Тартуф помфрит</text:p>
          </table:table-cell>
          <table:table-cell office:value-type="float" office:value="350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4">
            <text:p>Чедар кашкавал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4">
            <text:p>Додаток Chicken Strip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4">
            <text:p>Сланина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мфрит со топен чедар и крцкава сланина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вит чили мајо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рирача мајо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ед и сенф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елтинг сос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артуф ајоли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ечап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енф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јонез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Coca Cola 0.33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Coca Cola Zero 0.33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Fanta 0.33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Scweppes 0.33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Rosa негазирана 0.5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DRINK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Rosa газирана 0.5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DRINK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Skopsko 0.33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Skopsko Smooth 0.33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Heineken 0.33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Coca Cola Zero Lemon 0.33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Ice Tea Peach 0.5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Ice Tea Lemon 0.5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Чизбургер</text:p>
          </table:table-cell>
          <table:table-cell office:value-type="float" office:value="190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Бејкон Бургер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Крем Бургер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Дабл Бургер</text:p>
          </table:table-cell>
          <table:table-cell office:value-type="float" office:value="280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Бургер Класик</text:p>
          </table:table-cell>
          <table:table-cell office:value-type="float" office:value="170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"Street" Бургер</text:p>
          </table:table-cell>
          <table:table-cell office:value-type="float" office:value="260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"Cheese Soft" Бургер</text:p>
          </table:table-cell>
          <table:table-cell office:value-type="float" office:value="260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"Big Ben" Бургер</text:p>
          </table:table-cell>
          <table:table-cell office:value-type="float" office:value="260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"Smashed Nacho" Бургер</text:p>
          </table:table-cell>
          <table:table-cell office:value-type="float" office:value="260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"Trucker" Бургер</text:p>
          </table:table-cell>
          <table:table-cell office:value-type="float" office:value="350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"Smashed Triplet" Бургер</text:p>
          </table:table-cell>
          <table:table-cell office:value-type="float" office:value="360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"Криспи" Пилешки Бургер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"Кранчи" Пилешки Бургер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"Криспи" Пилешки Чизбургер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"Кранчи" Пилешки Чизбургер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Пилешки Бургер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Пилешки Чизбургер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Пилешки Бејкон Бургер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Caprese Ангус Бургер</text:p>
          </table:table-cell>
          <table:table-cell office:value-type="float" office:value="370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Cuban Honey-mustard Ангус Бургер</text:p>
          </table:table-cell>
          <table:table-cell office:value-type="float" office:value="380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Optimus Prime Ангус Бургер</text:p>
          </table:table-cell>
          <table:table-cell office:value-type="float" office:value="390" table:style-name="ce3">
            <text:p>39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Веге врап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Пилешки врап</text:p>
          </table:table-cell>
          <table:table-cell office:value-type="float" office:value="190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4">
            <text:p>"Начо" пилешки врап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"Кранчи" пилешки врап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"Криспи" пилешки врап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Туна врап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Бејкон пилешки врап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"Авокадабра" врап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Сендвич со пилешка шунка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Сендвич со свинска шунка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Веге Бургер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Сендвич со свински врат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Туна сендвич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string" table:style-name="ce4">
            <text:p>"Болоња" сендвич со мортадела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Тост со свинска шунка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Тост со пилешка шунка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Тост со кулен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Тост Италијано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Тост пеперони премиум</text:p>
          </table:table-cell>
          <table:table-cell office:value-type="float" office:value="190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Тост Фактори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Тост со свински врат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Американски хот дог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Фактори хот дог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Цезар салата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Туна салата</text:p>
          </table:table-cell>
          <table:table-cell office:value-type="float" office:value="190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Шеф салата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Веге салата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"Кранчи" пилешки нагетс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4">
            <text:p>Пилешки крилца 500г.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4">
            <text:p>Пилешки прсти 260г.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Похован кромид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4">
            <text:p>Помфрит мал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мфрит голем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ну помфрит мал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ну помфрит голем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еџис Фактори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Coca Cola 0.33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Coca Cola Zero 0.33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Fanta Orange 0.33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Sprite 0.33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Schweppes Bitter Lemon 0.33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Coca Cola 0.4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Coca Cola Zero 0.4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Coca Cola Lemon 0.4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Fanta Orange 0.4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Fanta Tropical 0.4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Fanta Shokata 0.4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Sprite 0.4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Schweppes Bitter Lemon 0.4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ода Роса 0,5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ода Роса газирана 0,5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Next Lemonade 0.4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Next Joy cherry 0.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Fuze Tea Lemon 0.5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Fuze Tea Peach 0.5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Skopsko 0.33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Skopsko 0.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Skopsko Smooth 0.33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Skopsko Smooth 0.5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Heineken 0.33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Heineken 0.33 0.0%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Amstel 0.33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 Кафе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 Кафе со вкус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пло чоколадо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алеп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ај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ка Кола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анта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вепс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прајт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Џус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ден сок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мути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ода негазирана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ода газирана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давита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Додаток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DRINK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еден сендвич со кулен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еден сендвич со шунка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еден сендвич со пилешка шунка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ктел Виршла</text:p>
          </table:table-cell>
          <table:table-cell office:value-type="float" office:value="600" table:style-name="ce3">
            <text:p>60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валче со месо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едонска пита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арска пита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Дупли колбас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Ролована Пица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лбас Скараџиски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ини сендвич со кулен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ини сендвич со шунка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летенкаа со Мак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летенка со ореви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Рол. Шумско овошје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трудла со Мак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роасан со Нутела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ртена пита со сирење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урек со сирење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урек со месо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ртена пита со месо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урек со пица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та со вишна и ванила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ери кифла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Златен мафин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Гибаница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Дебармалски Сендвич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анцуски Сендвич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увит стапче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иршла во тесто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утер кифла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олена кифла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лж. Со сирење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роасан со сирење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Ѓеврек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роасан со сусам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илбо ѓеврек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иеста со сирење и печурки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Ѓеврек со маслинки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ро Ѓеврек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Жужр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рсти со лук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олено степче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цка со сусам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гачица округла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валче со сирење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Рол со шунка и кашкавал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астрармалија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риаголник со сирење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та со јаболка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око мафин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ери мафин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та со вишна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рнет пица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илована пица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ингбургер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икенбургер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избургер</text:p>
          </table:table-cell>
          <table:table-cell office:value-type="float" office:value="135" table:style-name="ce3">
            <text:p>135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Хамбургер</text:p>
          </table:table-cell>
          <table:table-cell office:value-type="float" office:value="125" table:style-name="ce3">
            <text:p>125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Хамбургер голем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Хамбургер мини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анцуски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анцуски екстра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анцуски -печурки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мбиниран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аден Сендвич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мфрит голем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мфрит среден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мфрит мал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Додаток млечен кашкавал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Додаток печурки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Хот Дог 1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Хот Дог 2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Хот Дог 1 Вуди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Хот Дог 2 Вуди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 Ива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 со шунка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 со помфрит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 -пица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 со кулен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 со врат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 вегетарјански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 Млечен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DRINK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DRINK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DRINK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 Ванила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DRINK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 Чоколадо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DRINK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ока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DRINK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као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DRINK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Ирско Капучино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DRINK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DRINK</text:p>
          </table:table-cell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DRINK</text:p>
          </table:table-cell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 Кафе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ај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DRINK</text:p>
          </table:table-cell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 шунка и кашкавал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 печеница и кашкавал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ендвич шунка и кашкавал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ендвич печеница и кашкавал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луб Сендвич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Хамбургер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икен бургер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ендвич јајце и сланин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FOOD</text:p>
          </table:table-cell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мфрит со сирење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DRINK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DRINK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 Кафе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ај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DRINK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 шунка и кашкавал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 печеница и кашкавал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ендвич шунка и кашкавал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ендвич печеница и кашкавал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луб Сендвич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Хамбургер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икен бургер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ендвич јајце и сланин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FOOD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мфрит со сирење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DRINK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DRINK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DRINK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 Кафе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ај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DRINK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 шунка и кашкавал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ст печеница и кашкавал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ендвич шунка и кашкавал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ендвич печеница и кашкавал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мфрит со сирење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Хамбургер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икен бургер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Ѓеврек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аничка со месо-голема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аничка со сирење-голема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аничка мала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та (цела)</text:p>
          </table:table-cell>
          <table:table-cell office:value-type="float" office:value="190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та 1/4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лага кифла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урек со месо 1/4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урек со месо 1/8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урек со сирење 1/4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урек со сирење 1/8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ифла со сирење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рошка со виршла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рошка со кашкавал и маслинка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рошка со кашкавал и кечап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арајка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ифла со вагета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риаголник со шунка и кашкавал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Затворена Пица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ца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роасан со шунка и кашкавал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роасан со павлака и кашкавал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ифла со крем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ифла со шунка и кечап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имит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илиброд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трудла со Јаболка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ифла со Ким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FOOD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6">
            <text:p>Еспресо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6">
            <text:p>Макијато мало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 големо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 со шлаг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ате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Ирско Кафе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апе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еспрес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капучино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 тоник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ок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рема еспрес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 монин бадем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 монин ванила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 монин карамела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 монин лешник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 монин чоколадо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 монин ванил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 монин карамел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 монин лешник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 монин чокоолад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 монин бадем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 монин ванил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 монин карамел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 монин лешник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 монин чоколад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еспресо монин бадем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еспресо монин ванила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еспресо монин карамела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еспресо монин лешник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еспресо монин чоколада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капучино монин бадем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капучино монин ванила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капучино монин карамела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капучино монин лешник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капучино монин чоколада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кафе монин бадем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кафе монин ванил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кафе монин карамел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кафе монин лешник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кафе монин чоколад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рно топло чоколадо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ело топло чоколадо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као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као со млек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лазмашејк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алеп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имонад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имонада лимета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икс по избор</text:p>
          </table:table-cell>
          <table:table-cell office:value-type="float" office:value="170" table:style-name="ce3">
            <text:p>17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Избор по избор со цвекло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ртокал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Грејпфрут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ротеински смути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ротеински смути вишна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ротеински шејк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ротеински шејк млеко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ропска страст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рвена страст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ка Кол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ка Кола зер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ант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прајт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вепс битер лимон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вепс пинк грејпфрут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вепс Тангеринаден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вепс Тоник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Ред бул</text:p>
          </table:table-cell>
          <table:table-cell office:value-type="float" office:value="190" table:style-name="ce3">
            <text:p>19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давита Лимета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давита Лимон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давита Портокал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давита Портокалден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ктар сок Боровниц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ктар сок Јаболк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ктар сок Портокал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ктар сок Праск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ај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ај со рум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инерална вода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 мало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 големо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 со вкус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фе Лате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фе Лате со вкус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Американо мало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Американо голем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со Еспресо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Капучино</text:p>
          </table:table-cell>
          <table:table-cell office:value-type="float" office:value="170" table:style-name="ce3">
            <text:p>17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 Кафе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Нес Кафе со вкус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Чај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алеп</text:p>
          </table:table-cell>
          <table:table-cell office:value-type="float" office:value="170" table:style-name="ce3">
            <text:p>17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опло чоколадо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ка Кол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ка Кола зер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вепс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ант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прајт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давита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ан Пелегрино овошен сок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еден чај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имонада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ден Портокал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инерална вода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Џин Бифитер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Џин Гордонс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Џин Бомбај</text:p>
          </table:table-cell>
          <table:table-cell office:value-type="float" office:value="240" table:style-name="ce3">
            <text:p>24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Рум Моеган</text:p>
          </table:table-cell>
          <table:table-cell office:value-type="float" office:value="230" table:style-name="ce3">
            <text:p>23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Рум Бакарди Оукхарт</text:p>
          </table:table-cell>
          <table:table-cell office:value-type="float" office:value="240" table:style-name="ce3">
            <text:p>24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одка Еристоф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одка Смирноф Ред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одка Абсолут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одка Руски Стандард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одка Греј Гус</text:p>
          </table:table-cell>
          <table:table-cell office:value-type="float" office:value="370" table:style-name="ce3">
            <text:p>37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њак Наполеон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њак Шток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Смути Hulk</text:p>
          </table:table-cell>
          <table:table-cell office:value-type="float" office:value="190" table:style-name="ce3">
            <text:p>19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Смути Spider Man</text:p>
          </table:table-cell>
          <table:table-cell office:value-type="float" office:value="190" table:style-name="ce3">
            <text:p>190</text:p>
          </table:table-cell>
          <table:table-cell office:value-type="string" table:style-name="ce3">
            <text:p>DRINK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Jameson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Johnnie red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DRINK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Badel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DRINK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Stok84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Tequila Sunrise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Negroni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Mai Tai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Aperol Spritz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DRINK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Tom Collins</text:p>
          </table:table-cell>
          <table:table-cell office:value-type="float" office:value="190" table:style-name="ce3">
            <text:p>190</text:p>
          </table:table-cell>
          <table:table-cell office:value-type="string" table:style-name="ce3">
            <text:p>DRINK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Sex on the beach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DRINK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Pink Gin Tonic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DRINK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охито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DRINK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Џин тоник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DRINK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DRINK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2хСараевски пива + порција пилешки крилца или прсти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FOOD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2хСкопско SMOOTH + порција пилешки крилца или прсти</text:p>
          </table:table-cell>
          <table:table-cell office:value-type="float" office:value="350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2хСараевски пива + порција пилешки крилца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FOOD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6">
            <text:p>Еспресо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6">
            <text:p>Макијато мало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 големо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 со шлаг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ате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Ирско Кафе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апе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еспрес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капучино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 тоник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ок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рема еспрес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рно топло чоколадо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ело топло чоколадо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као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алеп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имонад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имонада лимета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икс по избор</text:p>
          </table:table-cell>
          <table:table-cell office:value-type="float" office:value="170" table:style-name="ce3">
            <text:p>17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ка Кол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ка Кола зер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вепс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ант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прајт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давита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еден чај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имонада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ден Портокал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инерална вода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RUIT BOWL <text:s/>(веган)</text:p>
          </table:table-cell>
          <table:table-cell office:value-type="float" office:value="270" table:style-name="ce3">
            <text:p>27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OMATO SOUP <text:s/>веган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ROCCOLI CREAM <text:s text:c="2"/>веган,кето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VOCADO TUNA SALAD <text:s text:c="2"/>кето</text:p>
          </table:table-cell>
          <table:table-cell office:value-type="float" office:value="340" table:style-name="ce3">
            <text:p>34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EGAN SALAD</text:p>
          </table:table-cell>
          <table:table-cell office:value-type="float" office:value="310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OMODORO PASTA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EGGIE RISSOTO <text:s/>vegan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ALMON TERIYAKI</text:p>
          </table:table-cell>
          <table:table-cell office:value-type="float" office:value="825" table:style-name="ce3">
            <text:p>825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EGGIE BURGER <text:s text:c="3"/>ВО ТОРТИЉА</text:p>
          </table:table-cell>
          <table:table-cell office:value-type="float" office:value="310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UNA WRAP <text:s/>(без бел сос )</text:p>
          </table:table-cell>
          <table:table-cell office:value-type="float" office:value="290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LEAN GAINS <text:s text:c="2"/>(кето)</text:p>
          </table:table-cell>
          <table:table-cell office:value-type="float" office:value="230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LASSIC OMELETTE (кето)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EEF OMELETTE (кето)</text:p>
          </table:table-cell>
          <table:table-cell office:value-type="float" office:value="320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VOCADO OMELETTE <text:s/>(кето)</text:p>
          </table:table-cell>
          <table:table-cell office:value-type="float" office:value="320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EGG WHITE OMELETTE (кето)</text:p>
          </table:table-cell>
          <table:table-cell office:value-type="float" office:value="260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H MUFFIN</text:p>
          </table:table-cell>
          <table:table-cell office:value-type="float" office:value="290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RUIT BOWL <text:s/>(веган)</text:p>
          </table:table-cell>
          <table:table-cell office:value-type="float" office:value="270" table:style-name="ce3">
            <text:p>27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WHEY OATMEAL</text:p>
          </table:table-cell>
          <table:table-cell office:value-type="float" office:value="290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OPEYE</text:p>
          </table:table-cell>
          <table:table-cell office:value-type="float" office:value="290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OACHED EGGS</text:p>
          </table:table-cell>
          <table:table-cell office:value-type="float" office:value="290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H BENEDICT EGGS</text:p>
          </table:table-cell>
          <table:table-cell office:value-type="float" office:value="320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ROTEIN CAPRESE BREAD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ROTEIN AVOCADO BREAD</text:p>
          </table:table-cell>
          <table:table-cell office:value-type="float" office:value="170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ROTEIN RED HUMMUSE BREAD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OMATO SOUP <text:s/>веган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ROCCOLI CREAM <text:s text:c="2"/>веган,кето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SOUP <text:s/>кето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ALMON SOUP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KING CAESAR <text:s/>кето</text:p>
          </table:table-cell>
          <table:table-cell office:value-type="float" office:value="310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VOCADO TUNA SALAD <text:s text:c="2"/>кето</text:p>
          </table:table-cell>
          <table:table-cell office:value-type="float" office:value="340" table:style-name="ce3">
            <text:p>34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H SOPSKA <text:s/>кето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ITAMIN POWER <text:s/>кето</text:p>
          </table:table-cell>
          <table:table-cell office:value-type="float" office:value="240" table:style-name="ce3">
            <text:p>24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EGAN SALAD</text:p>
          </table:table-cell>
          <table:table-cell office:value-type="float" office:value="310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ROCKET SALAD</text:p>
          </table:table-cell>
          <table:table-cell office:value-type="float" office:value="310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ALMON SALAD</text:p>
          </table:table-cell>
          <table:table-cell office:value-type="float" office:value="430" table:style-name="ce3">
            <text:p>43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RUDO SALAD <text:s text:c="2"/>кето</text:p>
          </table:table-cell>
          <table:table-cell office:value-type="float" office:value="320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ABY SPINACH SALAD</text:p>
          </table:table-cell>
          <table:table-cell office:value-type="float" office:value="320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Muscle pizza</text:p>
          </table:table-cell>
          <table:table-cell office:value-type="float" office:value="480" table:style-name="ce3">
            <text:p>4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EGGIE WRAP</text:p>
          </table:table-cell>
          <table:table-cell office:value-type="float" office:value="270" table:style-name="ce3">
            <text:p>27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WRAP</text:p>
          </table:table-cell>
          <table:table-cell office:value-type="float" office:value="290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EEF WRAP</text:p>
          </table:table-cell>
          <table:table-cell office:value-type="float" office:value="310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UNA WRAP</text:p>
          </table:table-cell>
          <table:table-cell office:value-type="float" office:value="270" table:style-name="ce3">
            <text:p>27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EGAN WRAP <text:s/>веган</text:p>
          </table:table-cell>
          <table:table-cell office:value-type="float" office:value="290" table:style-name="ce3">
            <text:p>2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AVOCADO WRAP</text:p>
          </table:table-cell>
          <table:table-cell office:value-type="float" office:value="360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MUSCLE WRAP</text:p>
          </table:table-cell>
          <table:table-cell office:value-type="float" office:value="390" table:style-name="ce3">
            <text:p>3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EGGIE BURGER</text:p>
          </table:table-cell>
          <table:table-cell office:value-type="float" office:value="310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POWER</text:p>
          </table:table-cell>
          <table:table-cell office:value-type="float" office:value="310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MONSTER BURGER</text:p>
          </table:table-cell>
          <table:table-cell office:value-type="float" office:value="420" table:style-name="ce3">
            <text:p>42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KETO BURGER</text:p>
          </table:table-cell>
          <table:table-cell office:value-type="float" office:value="430" table:style-name="ce3">
            <text:p>43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GREEN BURGER</text:p>
          </table:table-cell>
          <table:table-cell office:value-type="float" office:value="470" table:style-name="ce3">
            <text:p>47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LASSIC BURGER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EESEBURGER</text:p>
          </table:table-cell>
          <table:table-cell office:value-type="float" office:value="310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H BURGER</text:p>
          </table:table-cell>
          <table:table-cell office:value-type="float" office:value="370" table:style-name="ce3">
            <text:p>37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VOCADO BURGER</text:p>
          </table:table-cell>
          <table:table-cell office:value-type="float" office:value="430" table:style-name="ce3">
            <text:p>43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H Premium Burger<text:s text:c="2"/></text:p>
          </table:table-cell>
          <table:table-cell office:value-type="float" office:value="575" table:style-name="ce3">
            <text:p>575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OMODORO PASTA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ESTO PASTA</text:p>
          </table:table-cell>
          <table:table-cell office:value-type="float" office:value="310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PASTA</text:p>
          </table:table-cell>
          <table:table-cell office:value-type="float" office:value="380" table:style-name="ce3">
            <text:p>3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ALMON PASTA</text:p>
          </table:table-cell>
          <table:table-cell office:value-type="float" office:value="410" table:style-name="ce3">
            <text:p>4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KETO CHICKEN ALFREDO PASTA</text:p>
          </table:table-cell>
          <table:table-cell office:value-type="float" office:value="360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VOCADO ZOODLES</text:p>
          </table:table-cell>
          <table:table-cell office:value-type="float" office:value="410" table:style-name="ce3">
            <text:p>4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CLASSIC</text:p>
          </table:table-cell>
          <table:table-cell office:value-type="float" office:value="280" table:style-name="ce3">
            <text:p>2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TURKEY CLASSIC</text:p>
          </table:table-cell>
          <table:table-cell office:value-type="float" office:value="410" table:style-name="ce3">
            <text:p>4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RISSOTO</text:p>
          </table:table-cell>
          <table:table-cell office:value-type="float" office:value="320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EGGIE RISSOTO <text:s/>vegan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KETO BLAST<text:s text:c="3"/></text:p>
          </table:table-cell>
          <table:table-cell office:value-type="float" office:value="350" table:style-name="ce3">
            <text:p>35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ALEO KING</text:p>
          </table:table-cell>
          <table:table-cell office:value-type="float" office:value="320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MUSCLE MACHINE <text:s text:c="2"/>keto</text:p>
          </table:table-cell>
          <table:table-cell office:value-type="float" office:value="430" table:style-name="ce3">
            <text:p>43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SALMON TERIYAKI</text:p>
          </table:table-cell>
          <table:table-cell office:value-type="float" office:value="760" table:style-name="ce3">
            <text:p>76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H CHICKEN keto</text:p>
          </table:table-cell>
          <table:table-cell office:value-type="float" office:value="320" table:style-name="ce3">
            <text:p>32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H TURKEY</text:p>
          </table:table-cell>
          <table:table-cell office:value-type="float" office:value="470" table:style-name="ce3">
            <text:p>47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мисиркин стек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и стек</text:p>
          </table:table-cell>
          <table:table-cell office:value-type="float" office:value="190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CKEN BOWL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ALEO KING XXL</text:p>
          </table:table-cell>
          <table:table-cell office:value-type="float" office:value="430" table:style-name="ce3">
            <text:p>43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ROTEIN ALMOND PUDDING</text:p>
          </table:table-cell>
          <table:table-cell office:value-type="float" office:value="230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MERICAN PROTEIN PANCAKE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OCOA PANCAKE</text:p>
          </table:table-cell>
          <table:table-cell office:value-type="float" office:value="260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FH PROTEIN WAFFLE</text:p>
          </table:table-cell>
          <table:table-cell office:value-type="float" office:value="310" table:style-name="ce3">
            <text:p>3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OCOLATE FROZEN HEAVEN</text:p>
          </table:table-cell>
          <table:table-cell office:value-type="float" office:value="230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IA PUDDING</text:p>
          </table:table-cell>
          <table:table-cell office:value-type="float" office:value="230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ROTEIN CHIA PUDDING</text:p>
          </table:table-cell>
          <table:table-cell office:value-type="float" office:value="260" table:style-name="ce3">
            <text:p>26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ROTEIN BOMB парче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KETO CHEESECAKE</text:p>
          </table:table-cell>
          <table:table-cell office:value-type="float" office:value="230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ANILLA PANCAKE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KETO PROTEIN PANCAKE</text:p>
          </table:table-cell>
          <table:table-cell office:value-type="float" office:value="340" table:style-name="ce3">
            <text:p>34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HULK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ANANA BERRY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GREEN LANTERN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ALMOND HEAVEN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CHOCOLATE HEAVEN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ANILLA BERRY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PB&amp;J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Whey protein од чоколадо со млеко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Whey protein од ванила со млеко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Whey protein од ванила со вод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Whey protein од чоколадо со вод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ISIONARY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LEAN MACHINE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АЛИНКА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рција ориз</text:p>
          </table:table-cell>
          <table:table-cell office:value-type="float" office:value="170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рција веџис компир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рција зеленчук</text:p>
          </table:table-cell>
          <table:table-cell office:value-type="float" office:value="170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рција печурки</text:p>
          </table:table-cell>
          <table:table-cell office:value-type="float" office:value="190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ортиља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сув домат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рокула додаток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Mоцарел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армезан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Kашкавал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Урда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Јајце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умско овошје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анана додаток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рем од какао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адеми додаток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утер од кикирики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за протеин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озјо сирење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лосос</text:p>
          </table:table-cell>
          <table:table-cell office:value-type="float" office:value="390" table:style-name="ce3">
            <text:p>3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рција компир</text:p>
          </table:table-cell>
          <table:table-cell office:value-type="float" office:value="170" table:style-name="ce3">
            <text:p>17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благ компир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печурки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рамстек</text:p>
          </table:table-cell>
          <table:table-cell office:value-type="float" office:value="190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Бадемово млеко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веџис компир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пилешки стек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Авокадо додаток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<text:s/>Додаток Домат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<text:s/>шпагети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ршута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туна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аслинки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Лут сос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Vitamin power сос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Bbq сос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ориз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ореви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краставица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компир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американски палачинки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рција благ компир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и стек</text:p>
          </table:table-cell>
          <table:table-cell office:value-type="float" office:value="220" table:style-name="ce3">
            <text:p>22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чили сос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Додаток Говедска пршута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FOOD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Хамбургер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илешки стек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екици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ост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Тост со помфрит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Помфрит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Јогурт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Мини путер кроасани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роасан со фил од ф'стак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роасан со фил од чоколадо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Геврек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тапче геврек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Веган сендвич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Фстак торта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Чоко торта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никерс колач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Колач со суво овошје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Ванила шејк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умско овошје шејк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Зелен шејк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Сончево смути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Шумско смути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3">
            <text:p>Авокадо смути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6">
            <text:p>Еспресо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6">
            <text:p>Макијато мало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акијато големо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пучино со шлаг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ате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Ирско Кафе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апе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еспрес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редо капучино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Еспресо тоник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ок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рема еспрес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рно топло чоколадо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ело топло чоколадо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акао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алеп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имонада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имонада лимета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икс по избор</text:p>
          </table:table-cell>
          <table:table-cell office:value-type="float" office:value="170" table:style-name="ce3">
            <text:p>17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ка Кол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ка Кола зеро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вепс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анта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прајт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давита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еден чај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имонада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ден Портокал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инерална вода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DRINK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Ѓеврек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аничка со месо-голема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аничка со сирење-голема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аничка мала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та (цела)</text:p>
          </table:table-cell>
          <table:table-cell office:value-type="float" office:value="190" table:style-name="ce3">
            <text:p>19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та 1/4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лага кифла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урек со месо 1/4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урек со месо 1/8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урек со сирење 1/4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Бурек со сирење 1/8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ифла со сирење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рошка со виршла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рошка со кашкавал и маслинка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рошка со кашкавал и кечап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риаголник со шунка и кашкавал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Затворена Пица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ца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роасан со шунка и кашкавал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роасан со павлака и кашкавал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ифла со шунка и кечап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Лиснато со зденка и маслинка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FOOD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елско месо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елешки мускул во сос</text:p>
          </table:table-cell>
          <table:table-cell office:value-type="float" office:value="360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винско ребро во фурна</text:p>
          </table:table-cell>
          <table:table-cell office:value-type="float" office:value="850" table:style-name="ce3">
            <text:p>85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Тава Скадарлија</text:p>
          </table:table-cell>
          <table:table-cell office:value-type="float" office:value="480" table:style-name="ce3">
            <text:p>48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Свинска коленица</text:p>
          </table:table-cell>
          <table:table-cell office:value-type="float" office:value="360" table:style-name="ce3">
            <text:p>36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Орада</text:p>
          </table:table-cell>
          <table:table-cell office:value-type="float" office:value="690" table:style-name="ce3">
            <text:p>69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астрмка</text:p>
          </table:table-cell>
          <table:table-cell office:value-type="float" office:value="450" table:style-name="ce3">
            <text:p>45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хована даска</text:p>
          </table:table-cell>
          <table:table-cell office:value-type="float" office:value="1600" table:style-name="ce3">
            <text:p>160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Вешалица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Увијач</text:p>
          </table:table-cell>
          <table:table-cell office:value-type="float" office:value="230" table:style-name="ce3">
            <text:p>23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лескавица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илешки стек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олбас Скараџиски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ешана скара</text:p>
          </table:table-cell>
          <table:table-cell office:value-type="float" office:value="1500" table:style-name="ce3">
            <text:p>150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Шопска салата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Цезар салата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Мешана салата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ечурки на скара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Помфрит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Фурнаринки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table:style-name="ce3"/>
          <table:table-cell office:value-type="string" table:style-name="ce4">
            <text:p>Кебап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FOOD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number-rows-repeated="10469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enovo</dc:creator>
    <meta:creation-date>2024-06-28T01:20:50Z</meta:creation-date>
    <dc:date>2024-06-30T20:03:18Z</dc:date>
    <meta:editing-cycles>1</meta:editing-cycles>
    <meta:editing-duration>PT532S</meta:editing-duration>
  </office:meta>
</office:document-meta>
</file>